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0.16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109.45pt"/>
    </style:style>
    <style:style style:name="co5" style:family="table-column">
      <style:table-column-properties fo:break-before="auto" style:column-width="32.94pt"/>
    </style:style>
    <style:style style:name="co6" style:family="table-column">
      <style:table-column-properties fo:break-before="auto" style:column-width="263.85pt"/>
    </style:style>
    <style:style style:name="co7" style:family="table-column">
      <style:table-column-properties fo:break-before="auto" style:column-width="145.11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luster_log_info_bftpd_bftp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dg_node</text:p>
          </table:table-cell>
          <table:table-cell office:value-type="string" calcext:value-type="string">
            <text:p>neighbor_node</text:p>
          </table:table-cell>
          <table:table-cell office:value-type="string" calcext:value-type="string">
            <text:p>context_list</text:p>
          </table:table-cell>
          <table:table-cell office:value-type="string" calcext:value-type="string">
            <text:p>ddg_list</text:p>
          </table:table-cell>
          <table:table-cell office:value-type="string" calcext:value-type="string">
            <text:p>static_list</text:p>
          </table:table-cell>
          <table:table-cell office:value-type="string" calcext:value-type="string">
            <text:p>cluster_inde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hanged directory to '..'.\n" )</text:p>
          </table:table-cell>
          <table:table-cell office:value-type="string" calcext:value-type="string">
            <text:p>1367:1:40635:406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678, "True", "char * params", "Parameter"]], ["", [7706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hanged directory to '..'.\\n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5 UNIX Type: L8" )</text:p>
          </table:table-cell>
          <table:table-cell office:value-type="string" calcext:value-type="string">
            <text:p>1332:1:39645:396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436, "True", "char * params", "Parameter"]], ["", [7450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5 UNIX Type: L8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73:1:43989:440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209, "True", "char * params", "Parameter"]], ["", [822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1 %s" , config_getoption ( "QUIT_MSG" ) )</text:p>
          </table:table-cell>
          <table:table-cell office:value-type="string" calcext:value-type="string">
            <text:p>1538:1:45611:456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30, "True", "char * params", "Parameter"]], ["", [8663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%s\"", "\"QUIT_MSG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Not implemented yet\r\n" )</text:p>
          </table:table-cell>
          <table:table-cell office:value-type="string" calcext:value-type="string">
            <text:p>1717:4:50555:506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698, "True", "char * type", "Parameter"]], ["", [9712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Not implemented yet\\r\\n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Not implemented yet." )</text:p>
          </table:table-cell>
          <table:table-cell office:value-type="string" calcext:value-type="string">
            <text:p>62:4:1435:148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948, "True", "char * params", "Parameter"]], ["", [10962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Not implemented yet.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1 See you later..." )</text:p>
          </table:table-cell>
          <table:table-cell office:value-type="string" calcext:value-type="string">
            <text:p>134:4:3611:366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430, "True", "char * params", "Parameter"]], ["", [11451, "True", "ENTRY", "CFGEntryNode"]]]</text:p>
          </table:table-cell>
          <table:table-cell office:value-type="string" calcext:value-type="string">
            <text:p>[[["char *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1 See you later...\""]</text:p>
          </table:table-cell>
          <table:table-cell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50 Unknown command: 'SITE %s'." , str )</text:p>
          </table:table-cell>
          <table:table-cell table:style-name="ce1" office:value-type="string" calcext:value-type="string">
            <text:p>1712:1:50448:50514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9534, "True", "! strcasecmp ( str , \"help\" )", "Condition"]], ["False", [9608, "True", "subcmds [ i ] . nam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rcasecmp", "char *", "\"help\""]], [["const struct command [ ]", "int", "name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550 Unknown command: 'SITE %s'.\""]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1 site md5 &lt;filename&gt;" )</text:p>
          </table:table-cell>
          <table:table-cell office:value-type="string" calcext:value-type="string">
            <text:p>1709:12:50362:504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site md5 &lt;filename&gt;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own &lt;owner&gt; &lt;filename&gt;" )</text:p>
          </table:table-cell>
          <table:table-cell office:value-type="string" calcext:value-type="string">
            <text:p>1708:12:50285:5034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own &lt;owner&gt; &lt;filename&gt;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site chmod &lt;mask&gt; &lt;filename&gt;" )</text:p>
          </table:table-cell>
          <table:table-cell office:value-type="string" calcext:value-type="string">
            <text:p>1707:12:50209:5027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site chmod &lt;mask&gt; &lt;filename&gt;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Possible usages for SITE command:" )</text:p>
          </table:table-cell>
          <table:table-cell office:value-type="string" calcext:value-type="string">
            <text:p>1706:12:50128:5019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534, "True", "! strcasecmp ( str , \"help\" )", "Condition"]], ["False", [9608, "True", "subcm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help\""]], [["const struct command [ ]", "int", "nam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Possible usages for SITE command: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 Syntax: %s" , commands [ i ] . syntax )</text:p>
          </table:table-cell>
          <table:table-cell office:value-type="string" calcext:value-type="string">
            <text:p>1798:4:54481:5454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77, "True", "! strcasecmp ( params , commands [ i ] . name )", "Condition"]], ["True", [9895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commands", "int", "name"]], [[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214 Syntax: %s\""]</text:p>
          </table:table-cell>
          <table:table-cell office:value-type="float" office:value="139" calcext:value-type="float">
            <text:p>13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50 Error while determining the modification time: %s" , strerror ( errno ) )</text:p>
          </table:table-cell>
          <table:table-cell table:style-name="ce1" office:value-type="string" calcext:value-type="string">
            <text:p>1347:2:40142:40246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541, "True", "! stat ( fullfilename , ( struct stat * ) &amp; statbuf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stat", "char *", "&amp;", "statbuf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50 Error while determining the modification time: %s\""]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13 %04i%02i%02i%02i%02i%02i" , filetime -&gt; tm_year + 1900 , filetime -&gt; tm_mon + 1 , filetime -&gt; tm_mday , filetime -&gt; tm_hour , filetime -&gt; tm_min , filetime -&gt; tm_sec )</text:p>
          </table:table-cell>
          <table:table-cell office:value-type="string" calcext:value-type="string">
            <text:p>1342:2:39936:4012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541, "True", "! stat ( fullfilename , ( struct stat * )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tm *", "gmtime", "&amp;", "struct stat", "st_mtime", "="], "struct tm *"]]</text:p>
          </table:table-cell>
          <table:table-cell office:value-type="string" calcext:value-type="string">
            <text:p>["\"213 %04i%02i%02i%02i%02i%02i\"", "1900", "1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531:2:45492:455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%i" , ( int ) statbuf . st_size )</text:p>
          </table:table-cell>
          <table:table-cell office:value-type="string" calcext:value-type="string">
            <text:p>1529:2:45419:45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585, "True", "! stat ( mapped , &amp; statbuf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at", "char *", "&amp;", "statbuf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213 %i\""]</text:p>
          </table:table-cell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Unable to create buffer to receive file.\n" , 0 )</text:p>
          </table:table-cell>
          <table:table-cell table:style-name="ce1" office:value-type="string" calcext:value-type="string">
            <text:p>670:7:18905:1896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4315, "True", "! buffer", "Condition"]], ["True", [4415, "True", "dataconn (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, [["datacon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Unable to create buffer to receive file.\\n\"", "0"]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Memory error while trying to send file." , 0 )</text:p>
          </table:table-cell>
          <table:table-cell office:value-type="string" calcext:value-type="string">
            <text:p>1214:28:35730:3578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464, "True", "! buffer", "Condition"]], ["False", [5505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trying to send file.\"", "0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087:15:31274:313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988, "True", "! buffer", "Condition"]], ["False", [6021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An unknown error occured on the server." )</text:p>
          </table:table-cell>
          <table:table-cell office:value-type="string" calcext:value-type="string">
            <text:p>671:7:18972:190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315, "True", "! buffer", "Condition"]], ["True", [4415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unknown error occured on the server.\"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." )</text:p>
          </table:table-cell>
          <table:table-cell office:value-type="string" calcext:value-type="string">
            <text:p>1213:28:35641:3570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464, "True", "! buffer", "Condition"]], ["False", [5505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.\"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088:15:31339:314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988, "True", "! buffer", "Condition"]], ["False", [6021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Incoming connection from %s.\n" , remotehostname )</text:p>
          </table:table-cell>
          <table:table-cell table:style-name="ce1" office:value-type="string" calcext:value-type="string">
            <text:p>407:1:10867:10926</text:p>
          </table:table-cell>
          <table:table-cell table:style-name="ce1" office:value-type="string" calcext:value-type="string">
            <text:p>/data/download/bftpd/bftpd/main.c</text:p>
          </table:table-cell>
          <table:table-cell table:style-name="ce1"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getpeername", "fileno", "stderr", "&amp;", "remotename", "&amp;", "my_length"]], [["fork"]], [["daemonmode", "1", "=="]], [["daemonmode"]]]</text:p>
          </table:table-cell>
          <table:table-cell table:style-name="ce1"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table:style-name="ce1" office:value-type="string" calcext:value-type="string">
            <text:p>["\"Incoming connection from %s.\\n\""]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20 %s" , str )</text:p>
          </table:table-cell>
          <table:table-cell office:value-type="string" calcext:value-type="string">
            <text:p>422:1:11597:11638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20 %s\"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-Could not get peer IP address.\r\n421 %s." , strerror ( errno ) )</text:p>
          </table:table-cell>
          <table:table-cell office:value-type="string" calcext:value-type="string">
            <text:p>370:2:9500:9609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-Could not get peer IP address.\\r\\n421 %s.\"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connect %s" , remotehostname )</text:p>
          </table:table-cell>
          <table:table-cell office:value-type="string" calcext:value-type="string">
            <text:p>408:8:10936:1098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836, "True", "getpeername ( fileno ( stderr ) , ( struct sockaddr * ) &amp; remotename , &amp; my_length )", "Condition"]], ["True", [19571, "True", "fork ( )", "Condition"]], ["True", [19594, "True", "daemonmode == 1", "Condition"]], ["True", [19604, "True", "daemonmod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etpeername", "fileno", "stderr", "&amp;", "remotename", "&amp;", "my_length"]], [["fork"]], [["daemonmode", "1", "=="]], [["daemonmode"]]]</text:p>
          </table:table-cell>
          <table:table-cell office:value-type="string" calcext:value-type="string">
            <text:p>[[["remotehostname", "strdup", "char *", "="], "remotehostname"], [["remotehostname", "\"\"", "="], "remotehostname"], [["remotehostname", "\"\"", "="], "remotehostname"], [["remotehostname", "\"\"", "="], "remotehostname"], [["remotehostname", "strdup", "char *", "="], "remotehostname"], [["remotehostname", "strdup", "struct hostent *", "h_name", "="], "remotehostname"]]</text:p>
          </table:table-cell>
          <table:table-cell office:value-type="string" calcext:value-type="string">
            <text:p>["1", "0", "\"connect %s\""]</text:p>
          </table:table-cell>
          <table:table-cell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Kicked from the server due to control connection timeout.\n" )</text:p>
          </table:table-cell>
          <table:table-cell table:style-name="ce1" office:value-type="string" calcext:value-type="string">
            <text:p>177:8:3883:3955</text:p>
          </table:table-cell>
          <table:table-cell table:style-name="ce1" office:value-type="string" calcext:value-type="string">
            <text:p>/data/download/bftpd/bftpd/main.c</text:p>
          </table:table-cell>
          <table:table-cell table:style-name="ce1" office:value-type="string" calcext:value-type="string">
            <text:p>[["False", [18291, "True", "alarm_type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alarm_type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Kicked from the server due to control connection timeout.\\n\""]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Kicked from the server due to data connection timeout.\n" )</text:p>
          </table:table-cell>
          <table:table-cell office:value-type="string" calcext:value-type="string">
            <text:p>173:8:3676:374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from the server due to data connection timeout.\\n\""]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control connection timeout." )</text:p>
          </table:table-cell>
          <table:table-cell office:value-type="string" calcext:value-type="string">
            <text:p>178:8:3965:4056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Fals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control connection timeout.\""]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Kicked from the server due to data connection timeout." )</text:p>
          </table:table-cell>
          <table:table-cell office:value-type="string" calcext:value-type="string">
            <text:p>174:8:3755:384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291, "True", "alarm_typ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larm_typ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Kicked from the server due to data connection timeout.\""]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Login as user '%s' failed. Already logged in %d times." , maxusers )</text:p>
          </table:table-cell>
          <table:table-cell table:style-name="ce1" office:value-type="string" calcext:value-type="string">
            <text:p>272:16:6828:6905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int"]], [["int", "bftpdutmp_usercount", "user", "=="]], [["!", "char *"]], [["!", "strcasecmp", "char *", "\"yes\""]], [["!", "strcasecmp", "char *", "\"yes\""]], [["!", "getpwnam", "user"]]]</text:p>
          </table:table-cell>
          <table:table-cell table:style-name="ce1" office:value-type="string" calcext:value-type="string">
            <text:p>[[["int", "unsigned long", "="], "int"], [["int", "0", "="], "int"]]</text:p>
          </table:table-cell>
          <table:table-cell table:style-name="ce1" office:value-type="string" calcext:value-type="string">
            <text:p>["\"Login as user '%s' failed. Already logged in %d times.\""]</text:p>
          </table:table-cell>
          <table:table-cell table:style-name="ce1" office:value-type="float" office:value="134" calcext:value-type="float">
            <text:p>13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Login as user '%s' failed. Too many users on server.\n" , user )</text:p>
          </table:table-cell>
          <table:table-cell office:value-type="string" calcext:value-type="string">
            <text:p>259:16:6277:635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. Too many users on server.\\n\""]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ser %s is already logged in %i times." , user , maxusers )</text:p>
          </table:table-cell>
          <table:table-cell office:value-type="string" calcext:value-type="string">
            <text:p>271:2:6722:681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93, "True", "( maxusers ) &amp;&amp; ( maxusers == bftpdutmp_usercount ( user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user", "=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User %s is already logged in %i times.\""]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There are already %i users logged in." , maxusers )</text:p>
          </table:table-cell>
          <table:table-cell office:value-type="string" calcext:value-type="string">
            <text:p>258:2:6178:625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475, "True", "( maxusers ) &amp;&amp; ( maxusers == bftpdutmp_usercount ( \"*\"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usercount", "\"*\"", "=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[["int", "unsigned long", "="], "int"], [["int", "0", "="], "int"]]</text:p>
          </table:table-cell>
          <table:table-cell office:value-type="string" calcext:value-type="string">
            <text:p>["\"421 There are already %i users logged in.\""]</text:p>
          </table:table-cell>
          <table:table-cell office:value-type="float" office:value="134" calcext:value-type="float">
            <text:p>13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Successfully renamed '%s' to '%s'.\n" , philename , bftpd_cwd_mappath ( newname ) )</text:p>
          </table:table-cell>
          <table:table-cell table:style-name="ce1" office:value-type="string" calcext:value-type="string">
            <text:p>1505:2:44831:4491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447, "True", "rename ( philename , mapped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rename", "philename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Successfully renamed '%s' to '%s'.\\n\""]</text:p>
          </table:table-cell>
          <table:table-cell table:style-name="ce1" office:value-type="float" office:value="133" calcext:value-type="float">
            <text:p>13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rename '%s' to '%s'.\n" , strerror ( errno ) , philename , bftpd_cwd_mappath ( newname ) )</text:p>
          </table:table-cell>
          <table:table-cell office:value-type="string" calcext:value-type="string">
            <text:p>1501:2:44627:447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name '%s' to '%s'.\\n\""]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506:2:44923:44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503:2:44756:448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447, "True", "rename ( philename ,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ename", "philename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remove directory '%s'.\n" , strerror ( errno ) , dirname )</text:p>
          </table:table-cell>
          <table:table-cell table:style-name="ce1" office:value-type="string" calcext:value-type="string">
            <text:p>1457:19:43532:4362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158, "True", "errno == ENOTEMPTY", "Condition"]], ["True", [8162, "True", "rmdir ( mapped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errno", "ENOTEMPTY", "=="]], [["rmdir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remove directory '%s'.\\n\""]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remove directory '%s': not empty.\n" , strerror ( errno ) , dirname )</text:p>
          </table:table-cell>
          <table:table-cell office:value-type="string" calcext:value-type="string">
            <text:p>1452:19:43268:433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move directory '%s': not empty.\\n\""]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58:18:43643:43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%s: Directory not empty" , dirname )</text:p>
          </table:table-cell>
          <table:table-cell office:value-type="string" calcext:value-type="string">
            <text:p>1453:19:43391:43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158, "True", "errno == ENOTEMPTY", "Condition"]], ["Tru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rrno", "ENOTEMPTY", "=="]], 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: Directory not empty\""]</text:p>
          </table:table-cell>
          <table:table-cell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reated directory '%s'.\n" , dirname )</text:p>
          </table:table-cell>
          <table:table-cell table:style-name="ce1" office:value-type="string" calcext:value-type="string">
            <text:p>1429:2:42592:42639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8001, "True", "mkdir ( mapped , 0777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mkdir", "char *", "0777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Created directory '%s'.\\n\""]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create directory '%s'.\n" , strerror ( errno ) , dirname )</text:p>
          </table:table-cell>
          <table:table-cell office:value-type="string" calcext:value-type="string">
            <text:p>1425:2:42416:4251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create directory '%s'.\\n\""]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7 \"%s\" has been created." , dirname )</text:p>
          </table:table-cell>
          <table:table-cell office:value-type="string" calcext:value-type="string">
            <text:p>1430:2:42643:427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57 \\\"%s\\\" has been created.\""]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27:2:42517:425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001, "True", "mkdir ( mapped , 0777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mkdir", "char *", "0777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1" calcext:value-type="float">
            <text:p>1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Deleted file '%s'.\n" , filename )</text:p>
          </table:table-cell>
          <table:table-cell table:style-name="ce1" office:value-type="string" calcext:value-type="string">
            <text:p>1405:24:41977:42020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797, "True", "unlink ( mapped )", "Condition"]], ["False", [7832, "True", "S_ISDIR ( sbuf . st_mode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unlink", "char *"]], [["S_ISDIR", "struct stat", "st_mode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Deleted file '%s'.\\n\""]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trying to delete file '%s'.\n" , strerror ( errno ) , filename )</text:p>
          </table:table-cell>
          <table:table-cell office:value-type="string" calcext:value-type="string">
            <text:p>1400:24:41711:417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delete file '%s'.\\n\""]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OK" )</text:p>
          </table:table-cell>
          <table:table-cell office:value-type="string" calcext:value-type="string">
            <text:p>1406:24:42046:420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797, "True", "unlink ( mapped )", "Condition"]], ["False", [7832, "True", "S_ISDIR ( s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01:24:41824:4188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797, "True", "unlink ( mapped )", "Condition"]], ["False", [7832, "True", "S_ISDIR ( s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link", "char *"]], [["S_ISDIR", "struct stat", "st_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Changed directory to '%s'.\n" , dir )</text:p>
          </table:table-cell>
          <table:table-cell table:style-name="ce1" office:value-type="string" calcext:value-type="string">
            <text:p>1360:2:40506:40552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False", [7660, "True", "bftpd_cwd_chdir ( dir )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bftpd_cwd_chdir", "char *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Changed directory to '%s'.\\n\""]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tpd_log ( "Error: '%s' while changing directory to '%s'.\n" , strerror ( errno ) , dir )</text:p>
          </table:table-cell>
          <table:table-cell office:value-type="string" calcext:value-type="string">
            <text:p>1356:2:40339:404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changing directory to '%s'.\\n\""]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1:2:40556:40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358:2:40431:404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660, "True", "bftpd_cwd_chdir ( di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cwd_ch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Memory error in sending file.\n" , 0 )</text:p>
          </table:table-cell>
          <table:table-cell table:style-name="ce1" office:value-type="string" calcext:value-type="string">
            <text:p>895:11:25321:25368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6934, "True", "! mapped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!", "char *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Memory error in sending file.\\n\"", "0"]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SUCCESS , "257 \"%s\" is the current working directory." , my_cwd )</text:p>
          </table:table-cell>
          <table:table-cell office:value-type="string" calcext:value-type="string">
            <text:p>251:9:5971:60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038, "True", "my_cw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]</text:p>
          </table:table-cell>
          <table:table-cell office:value-type="string" calcext:value-type="string">
            <text:p>[[["char *", "bftpd_cwd_getcwd", "="], "char *"]]</text:p>
          </table:table-cell>
          <table:table-cell office:value-type="string" calcext:value-type="string">
            <text:p>["\"257 \\\"%s\\\" is the current working directory.\""]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9 )</text:p>
          </table:table-cell>
          <table:table-cell office:value-type="string" calcext:value-type="string">
            <text:p>896:11:25381:254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934, "True", "! mapp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9"]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File not found." )</text:p>
          </table:table-cell>
          <table:table-cell office:value-type="string" calcext:value-type="string">
            <text:p>1654:7:48705:4875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File not found.\""]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ftpd_log ( "Error: '%s' while trying to delete folder '%s' with DELE.\n" , strerror ( errno ) , filename )</text:p>
          </table:table-cell>
          <table:table-cell table:style-name="ce1" office:value-type="string" calcext:value-type="string">
            <text:p>1393:22:41384:41483</text:p>
          </table:table-cell>
          <table:table-cell table:style-name="ce1" office:value-type="string" calcext:value-type="string">
            <text:p>/data/download/bftpd/bftpd/commands.c</text:p>
          </table:table-cell>
          <table:table-cell table:style-name="ce1"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_ISDIR", "struct stat", "st_mode"]], [["lstat", "char *", "&amp;", "sbuf", "-", "1", "=="]]]</text:p>
          </table:table-cell>
          <table:table-cell table:style-name="ce1" office:value-type="string" calcext:value-type="string">
            <text:p>[[["char *"], "char *"]]</text:p>
          </table:table-cell>
          <table:table-cell table:style-name="ce1" office:value-type="string" calcext:value-type="string">
            <text:p>["\"Error: '%s' while trying to delete folder '%s' with DELE.\\n\""]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50 %s: Is a directory" , filename )</text:p>
          </table:table-cell>
          <table:table-cell office:value-type="string" calcext:value-type="string">
            <text:p>1394:21:41506:4156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832, "True", "S_ISDIR ( sbuf . st_mode )", "Condition"]], ["Fals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lstat", "char *", "&amp;", "sbuf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: Is a directory\""]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linktarget , " -&gt; %s" , temp )</text:p>
          </table:table-cell>
          <table:table-cell office:value-type="string" calcext:value-type="string">
            <text:p>118:2:2577:2612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920, "True", "S_ISLNK ( statbuf . st_mode )", "Condition"]], ["Fals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LNK", "struct stat", "st_mode"]], [["lstat", "char *", "&amp;", "statbuf", "-", "1", "=="]]]</text:p>
          </table:table-cell>
          <table:table-cell office:value-type="string" calcext:value-type="string">
            <text:p>[[["temp", "MAXCMD", "3", "+", "linktarget", "MAXCMD", "5", "+", "perm", "11", "timestr", "17", "char [ USERLEN + 1 ]", "USERLEN", "1", "+", "gid", "USERLEN", "1", "+"], "temp"], [["temp", "MAXCMD", "3", "+", "linktarget", "MAXCMD", "5", "+", "perm", "11", "timestr", "17", "char [ USERLEN + 1 ]", "USERLEN", "1", "+", "gid", "USERLEN", "1", "+"], "linktarget"]]</text:p>
          </table:table-cell>
          <table:table-cell office:value-type="string" calcext:value-type="string">
            <text:p>["\" -&gt; %s\""]</text:p>
          </table:table-cell>
          <table:table-cell office:value-type="float" office:value="127" calcext:value-type="float">
            <text:p>1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printf ( statuslog , "%i %i %i %s\n" , ( int ) getpid ( ) , type , type2 , buffer )</text:p>
          </table:table-cell>
          <table:table-cell table:style-name="ce1" office:value-type="string" calcext:value-type="string">
            <text:p>66:8:1641:1729</text:p>
          </table:table-cell>
          <table:table-cell table:style-name="ce1" office:value-type="string" calcext:value-type="string">
            <text:p>/data/download/bftpd/bftpd/logging.c</text:p>
          </table:table-cell>
          <table:table-cell table:style-name="ce1" office:value-type="string" calcext:value-type="string">
            <text:p>[["True", [14147, "True", "statuslog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atuslog"]]]</text:p>
          </table:table-cell>
          <table:table-cell table:style-name="ce1" office:value-type="string" calcext:value-type="string">
            <text:p>[[["char"], "char"], [["char"], "char"], [["char [ 1024 ]", "1024"], "char [ 1024 ]"]]</text:p>
          </table:table-cell>
          <table:table-cell table:style-name="ce1" office:value-type="string" calcext:value-type="string">
            <text:p>["\"%i %i %i %s\\n\""]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63:8:1525:15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147, "True", "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uslog"]]]</text:p>
          </table:table-cell>
          <table:table-cell office:value-type="string" calcext:value-type="string">
            <text:p>[[["char *"], "char *"], [["va_list"], "va_list"], [["char [ 1024 ]", "1024"], "char [ 1024 ]"]]</text:p>
          </table:table-cell>
          <table:table-cell office:value-type="string" calcext:value-type="string">
            <text:p>[]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ol_printf ( SL_FAILURE , "530 Login incorrect." )</text:p>
          </table:table-cell>
          <table:table-cell table:style-name="ce1" office:value-type="string" calcext:value-type="string">
            <text:p>244:4:5690:5740</text:p>
          </table:table-cell>
          <table:table-cell table:style-name="ce1" office:value-type="string" calcext:value-type="string">
            <text:p>/data/download/bftpd/bftpd/login.c</text:p>
          </table:table-cell>
          <table:table-cell table:style-name="ce1" office:value-type="string" calcext:value-type="string">
            <text:p>[["False", [16570, "True", "strncasecmp ( foo , \"yes\" , 3 )", "Condition"]], ["True", [16581, "True", "foo [ 0 ] != '\\0'", "Condition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[["strncasecmp", "char *", "\"yes\"", "3"]], [["char *", "0", "'\\0'", "!="]]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"\"530 Login incorrect.\""]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ntrol_printf ( SL_FAILURE , "530-Server disabled.\r\n421 Reason: %s" , foo )</text:p>
          </table:table-cell>
          <table:table-cell office:value-type="string" calcext:value-type="string">
            <text:p>242:4:5603:5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70, "True", "strncasecmp ( foo , \"yes\" , 3 )", "Condition"]], ["True", [16581, "True", "foo [ 0 ] !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ncasecmp", "char *", "\"yes\"", "3"]], [["char *", "0", "'\\0'", "!="]]]</text:p>
          </table:table-cell>
          <table:table-cell office:value-type="string" calcext:value-type="string">
            <text:p>[[["strncasecmp", "char *", "config_getoption", "\"DENY_LOGIN\"", "=", "\"no\"", "2"], "char *"]]</text:p>
          </table:table-cell>
          <table:table-cell office:value-type="string" calcext:value-type="string">
            <text:p>["\"530-Server disabled.\\r\\n421 Reason: %s\""]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" )</text:p>
          </table:table-cell>
          <table:table-cell office:value-type="string" calcext:value-type="string">
            <text:p>409:20:11405:1147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640, "True", "chdir ( \"/\" )", "Condition"]], ["False", [15672, "True", "! strcasecmp ( config_getoption ( \"DO_CHROOT\" )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!", "strcasecmp", "config_getoption", "\"DO_CHROOT\"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\""]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" )</text:p>
          </table:table-cell>
          <table:table-cell office:value-type="string" calcext:value-type="string">
            <text:p>384:17:10482:1055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765, "True", "chdir ( \"/\" )", "Condition"]], ["False", [15797, "True", "! strcasecmp ( config_getoption ( \"DO_CHROOT\" )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!", "strcasecmp", "config_getoption", "\"DO_CHROOT\"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\""]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working directory.\r\n%s." , strerror ( errno ) )</text:p>
          </table:table-cell>
          <table:table-cell office:value-type="string" calcext:value-type="string">
            <text:p>348:3:9309:940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65, "True", "chdir ( \"/\" )", "Condition"]], ["False", [16031, "True", "strcasecmp ( config_getoption ( \"DO_CHROOT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\"/\""]], [["strcasecmp", "config_getoption", "\"DO_CHROOT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working directory.\\r\\n%s.\""]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uid.\r\n" )</text:p>
          </table:table-cell>
          <table:table-cell office:value-type="string" calcext:value-type="string">
            <text:p>354:3:9478:9537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30, "True", "bftpd_setuid ( userinfo . pw_uid )", "Condition"]], ["False", [16031, "True", "strcasecmp ( config_getoption ( \"DO_CHROOT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setuid", "userinfo", "pw_uid"]], [["strcasecmp", "config_getoption", "\"DO_CHROOT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uid.\\r\\n\""]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uid.\r\n" )</text:p>
          </table:table-cell>
          <table:table-cell office:value-type="string" calcext:value-type="string">
            <text:p>344:3:9209:9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90, "True", "bftpd_setuid ( userinfo . pw_uid )", "Condition"]], ["False", [16031, "True", "strcasecmp ( config_getoption ( \"DO_CHROOT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setuid", "userinfo", "pw_uid"]], [["strcasecmp", "config_getoption", "\"DO_CHROOT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uid.\\r\\n\""]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" )</text:p>
          </table:table-cell>
          <table:table-cell office:value-type="string" calcext:value-type="string">
            <text:p>379:17:10306:103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790, "True", "chroot ( str )", "Condition"]], ["True", [15797, "True", "! strcasecmp ( config_getoption ( \"DO_CHROOT\" )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[ MAX_STRING_LENGTH + 1 ]"]], [["!", "strcasecmp", "config_getoption", "\"DO_CHROOT\"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\""]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%s." , strerror ( errno ) )</text:p>
          </table:table-cell>
          <table:table-cell office:value-type="string" calcext:value-type="string">
            <text:p>339:3:9054:914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024, "True", "chroot ( str )", "Condition"]], ["True", [16031, "True", "strcasecmp ( config_getoption ( \"DO_CHROOT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[ MAX_STRING_LENGTH + 1 ]"]], [["strcasecmp", "config_getoption", "\"DO_CHROOT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%s.\""]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Successfully logged in as user '%s'.\n" , user )</text:p>
          </table:table-cell>
          <table:table-cell office:value-type="string" calcext:value-type="string">
            <text:p>429:1:12054:1211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Successfully logged in as user '%s'.\\n\""]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wtmp ( 1 )</text:p>
          </table:table-cell>
          <table:table-cell office:value-type="string" calcext:value-type="string">
            <text:p>426:1:12002:1201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]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User logged in." )</text:p>
          </table:table-cell>
          <table:table-cell office:value-type="string" calcext:value-type="string">
            <text:p>424:1:11931:1198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24, "True", "checkpass ( password )", "Condition"]], ["True", [16231, "True", "( ! file_auth [ 0 ] ) &amp;&amp; ( ! anon_ok )", "Condition"]], ["True", [16231, "True", "( ! file_auth [ 0 ] ) &amp;&amp; ( ! anon_ok )", "Condition"]], ["False", [16268, "True", "( ! file_auth [ 0 ] ) &amp;&amp; ( ! anon_ok )", "Condition"]], ["False", [16258, "True", "checkuser ( ) || checkshell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pass", "char *"]], [["!", "char *", "0"]], [["!", "int"]], [["!", "char *", "0"]], [["!", "int"]], [["!", "char *", "0"]], [["!", "int"]], [["checkuser", "checkshell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User logged in.\""]</text:p>
          </table:table-cell>
          <table:table-cell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Unknown command: \"%s\"" , str )</text:p>
          </table:table-cell>
          <table:table-cell office:value-type="string" calcext:value-type="string">
            <text:p>171:1:4599:466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589, "True", "admin_commands [ i ] . name", "Condition"]], ["False", [11560, "True", "! strncasecmp ( str , admin_commands [ i ] . name , strlen ( admin_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admin_commands", "int", "name"]], [["!", "strncasecmp", "char *", "admin_commands", "int", "name", "strlen", "admin_commands", "int", "nam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Unknown command: \\\"%s\\\"\""]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confstr , "ALLOWCOMMAND_%s" , commands [ i ] . name )</text:p>
          </table:table-cell>
          <table:table-cell office:value-type="string" calcext:value-type="string">
            <text:p>1815:12:54939:549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186, "True", "! strncasecmp ( str , commands [ i ] . name , strlen ( commands [ i ] . name ) )", "Condition"]], ["True", [10215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ncasecmp", "char *", "commands", "int", "name", "strlen", "commands", "int", "name"]], [["commands", "int", "name"]]]</text:p>
          </table:table-cell>
          <table:table-cell office:value-type="string" calcext:value-type="string">
            <text:p>[[["int", "0", "="], "int"], [["int"], "int"], [["char [ 64 ]", "pp", "confstr", "64"], "confstr"]]</text:p>
          </table:table-cell>
          <table:table-cell office:value-type="string" calcext:value-type="string">
            <text:p>["\"ALLOWCOMMAND_%s\""]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00 OK" )</text:p>
          </table:table-cell>
          <table:table-cell office:value-type="string" calcext:value-type="string">
            <text:p>127:12:3426:34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350, "True", "kill ( pid , SIGTERM )", "Condition"]], ["True", [11359, "True", "bftpdutmp_pidexists ( p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kill", "int", "SIGTERM"]], [["bftpdutmp_pidexists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OK\""]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%s." , strerror ( errno ) )</text:p>
          </table:table-cell>
          <table:table-cell office:value-type="string" calcext:value-type="string">
            <text:p>125:12:3338:339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50, "True", "kill ( pid , SIGTERM )", "Condition"]], ["True", [11359, "True", "bftpdutmp_pidexists ( p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kill", "int", "SIGTERM"]], [["bftpdutmp_pidexists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%s.\""]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RNFR before RNTO expected." )</text:p>
          </table:table-cell>
          <table:table-cell office:value-type="string" calcext:value-type="string">
            <text:p>1840:6:55753:5581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AUTHENTICATED", [10047, "True", "state", "Condition"]], ["False", [10063, "True", "state &gt;= commands [ i ] . state_need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AUTHENTICATED", "=="]], [["state", "commands", "int", "state_needed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RNFR before RNTO expected.\""]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PASS expected." )</text:p>
          </table:table-cell>
          <table:table-cell office:value-type="string" calcext:value-type="string">
            <text:p>1836:6:55641:5568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USER", [10047, "True", "state", "Condition"]], ["False", [10063, "True", "state &gt;= commands [ i ] . state_need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=="]], [["state", "commands", "int", "state_needed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PASS expected.\""]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USER expected." )</text:p>
          </table:table-cell>
          <table:table-cell office:value-type="string" calcext:value-type="string">
            <text:p>1832:6:55538:5558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case STATE_CONNECTED", [10047, "True", "state", "Condition"]], ["False", [10063, "True", "state &gt;= commands [ i ] . state_neede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CONNECTED", "=="]], [["state", "commands", "int", "state_needed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 expected.\""]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 End of help" )</text:p>
          </table:table-cell>
          <table:table-cell office:value-type="string" calcext:value-type="string">
            <text:p>1794:8:54337:543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4 End of help\""]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-The following commands are recognized." )</text:p>
          </table:table-cell>
          <table:table-cell office:value-type="string" calcext:value-type="string">
            <text:p>1791:2:54159:542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4-The following commands are recognized.\""]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550 %s not implemented" , params )</text:p>
          </table:table-cell>
          <table:table-cell office:value-type="string" calcext:value-type="string">
            <text:p>1783:7:54023:5408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833, "True", "! strcasecmp ( params , \"utf8 o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utf8 on\"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%s not implemented\""]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UTF8 ON" )</text:p>
          </table:table-cell>
          <table:table-cell office:value-type="string" calcext:value-type="string">
            <text:p>1781:7:53964:5400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833, "True", "! strcasecmp ( params , \"utf8 on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utf8 o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TF8 ON\""]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MD5 finger print: %s." , output_string )</text:p>
          </table:table-cell>
          <table:table-cell office:value-type="string" calcext:value-type="string">
            <text:p>1676:4:49322:493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397, "True", "! myphile", "Condition"]], ["Fals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har *"]]]</text:p>
          </table:table-cell>
          <table:table-cell office:value-type="string" calcext:value-type="string">
            <text:p>[[["char [ 64 ]", "64"], "char [ 64 ]"]]</text:p>
          </table:table-cell>
          <table:table-cell office:value-type="string" calcext:value-type="string">
            <text:p>["\"200 MD5 finger print: %s.\""]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nable to open file `%s'." , philename )</text:p>
          </table:table-cell>
          <table:table-cell office:value-type="string" calcext:value-type="string">
            <text:p>1662:8:48865:4893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397, "True", "! myphile", "Condition"]], ["False", [9428, "True", "! phile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50 Unable to open file `%s'.\""]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Group '%s' not found." , group )</text:p>
          </table:table-cell>
          <table:table-cell office:value-type="string" calcext:value-type="string">
            <text:p>1617:3:47893:4795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63, "True", "( ( gid = mygetpwnam ( group , groupfile ) ) ) &lt; 0", "Condition"]], ["True", [9076, "True", "! sscanf ( group , \"%i\" , &amp; g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gid", "mygetpwnam", "char *", "groupfile", "=", "0", "&lt;"]], [["!", "sscanf", "char *", "\"%i\"", "&amp;", "gid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group"]]</text:p>
          </table:table-cell>
          <table:table-cell office:value-type="string" calcext:value-type="string">
            <text:p>["\"550 Group '%s' not found.\""]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er '%s' not found." , owner )</text:p>
          </table:table-cell>
          <table:table-cell office:value-type="string" calcext:value-type="string">
            <text:p>1612:3:47727:4778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06, "True", "( ( uid = mygetpwnam ( owner , passwdfile ) ) ) &lt; 0", "Condition"]], ["True", [9119, "True", "! sscanf ( owner , \"%i\" , &amp; ui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id", "mygetpwnam", "char *", "passwdfile", "=", "0", "&lt;"]], [["!", "sscanf", "char *", "\"%i\"", "&amp;", "uid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owner"]]</text:p>
          </table:table-cell>
          <table:table-cell office:value-type="string" calcext:value-type="string">
            <text:p>["\"550 User '%s' not found.\""]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hanged owner of '%s' to UID %i GID %i.\n" , filename , uid , gid )</text:p>
          </table:table-cell>
          <table:table-cell office:value-type="string" calcext:value-type="string">
            <text:p>1627:2:48196:482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]</text:p>
          </table:table-cell>
          <table:table-cell office:value-type="string" calcext:value-type="string">
            <text:p>[[["char *", "MAXCMD", "1", "+", "owner", "MAXCMD", "1", "+", "group", "MAXCMD", "1", "+", "filename", "MAXCMD", "1", "+", "mapped"], "filename"], [["int", "mygetpwnam", "char *", "groupfile", "=", "0", "&lt;"], "int"], [["int", "gid"], "gid"], [["int", "mygetpwnam", "char *", "passwdfile", "=", "0", "&lt;"], "int"], [["int", "gid"], "int"]]</text:p>
          </table:table-cell>
          <table:table-cell office:value-type="string" calcext:value-type="string">
            <text:p>["\"Changed owner of '%s' to UID %i GID %i.\\n\""]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CHOWN successful." )</text:p>
          </table:table-cell>
          <table:table-cell office:value-type="string" calcext:value-type="string">
            <text:p>1629:2:48280:4833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9016, "True", "chown ( mapped , uid , gid )", "Condition"]], ["False", [9076, "True", "! sscanf ( group , \"%i\" , &amp; gid )", "Condition"]], ["False", [9063, "True", "( ( gid = mygetpwnam ( group , group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OWN successful.\""]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%s." , strerror ( errno ) )</text:p>
          </table:table-cell>
          <table:table-cell office:value-type="string" calcext:value-type="string">
            <text:p>1625:2:48123:4818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016, "True", "chown ( mapped , uid , gid )", "Condition"]], ["False", [9076, "True", "! sscanf ( group , \"%i\" , &amp; gid )", "Condition"]], ["False", [9063, "True", "( ( gid = mygetpwnam ( group , groupfile )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own", "char *", "int", "int"]], [["!", "sscanf", "char *", "\"%i\"", "&amp;", "gid"]], [["gid", "mygetpwnam", "char *", "groupfile", "=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%s.\""]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age: SITE CHMOD &lt;permissions&gt; &lt;filename&gt;" )</text:p>
          </table:table-cell>
          <table:table-cell office:value-type="string" calcext:value-type="string">
            <text:p>1563:2:46244:463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Usage: SITE CHMOD &lt;permissions&gt; &lt;filename&gt;\""]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Usage: SITE CHOWN &lt;owner&gt;[.&lt;group&gt;] &lt;filename&gt;" )</text:p>
          </table:table-cell>
          <table:table-cell office:value-type="string" calcext:value-type="string">
            <text:p>1600:2:47361:474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199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Usage: SITE CHOWN &lt;owner&gt;[.&lt;group&gt;] &lt;filename&gt;\""]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hanged permissions of '%s' to '%o'.\n" , mapped , permissions )</text:p>
          </table:table-cell>
          <table:table-cell office:value-type="string" calcext:value-type="string">
            <text:p>1584:2:46948:4702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797, "True", "chmod ( mapped , permissions )", "Condition"]], ["True", [8872, "True", "! my_strin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]</text:p>
          </table:table-cell>
          <table:table-cell office:value-type="string" calcext:value-type="string">
            <text:p>[[["char *", "bftpd_cwd_mappath", "char *", "="], "char *"], [["int"], "int"]]</text:p>
          </table:table-cell>
          <table:table-cell office:value-type="string" calcext:value-type="string">
            <text:p>["\"Changed permissions of '%s' to '%o'.\\n\""]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CHMOD successful." )</text:p>
          </table:table-cell>
          <table:table-cell office:value-type="string" calcext:value-type="string">
            <text:p>1586:2:47030:470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797, "True", "chmod ( mapped , permissions )", "Condition"]], ["True", [8872, "True", "! my_strin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CHMOD successful.\""]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Error: %s." , strerror ( errno ) )</text:p>
          </table:table-cell>
          <table:table-cell office:value-type="string" calcext:value-type="string">
            <text:p>1582:2:46879:4693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797, "True", "chmod ( mapped , permissions )", "Condition"]], ["True", [8872, "True", "! my_strin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mod", "char *", "int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: %s.\""]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489:2:44362:4442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296, "True", "file = fopen ( mapped , \"r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", "fopen", "char *", "\"r\"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50 File exists, ready for destination name" )</text:p>
          </table:table-cell>
          <table:table-cell office:value-type="string" calcext:value-type="string">
            <text:p>1486:2:44259:4433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296, "True", "file = fopen ( mapped , \"r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", "fopen", "char *", "\"r\"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50 File exists, ready for destination name\""]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51 Error: %s." , strerror ( errno ) )</text:p>
          </table:table-cell>
          <table:table-cell office:value-type="string" calcext:value-type="string">
            <text:p>1385:2:41119:4118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7858, "True", "lstat ( mapped , &amp; s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stat", "char *", "&amp;", "sbuf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51 Error: %s.\""]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213-Error: %s.\n" , strerror ( errno ) )</text:p>
          </table:table-cell>
          <table:table-cell office:value-type="string" calcext:value-type="string">
            <text:p>111:8:2366:2418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948, "True", "lstat ( name , ( struct stat * ) &amp; statbuf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stat", "char *", "&amp;", "statbuf", "-", "1", "=="]]]</text:p>
          </table:table-cell>
          <table:table-cell office:value-type="string" calcext:value-type="string">
            <text:p>[[["FILE *"], "FILE *"]]</text:p>
          </table:table-cell>
          <table:table-cell office:value-type="string" calcext:value-type="string">
            <text:p>["\"213-Error: %s.\\n\""]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interrupted. Send failed.\n" )</text:p>
          </table:table-cell>
          <table:table-cell office:value-type="string" calcext:value-type="string">
            <text:p>1247:35:37166:3722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ile transmission interrupted. Send failed.\\n\""]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1246:35:37087:3712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1245:35:36999:3705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322, "True", "send_status &lt; 0", "Condition"]], ["True", [5378, "True", "test_abort ( 1 , phile , soc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ize_t", "0", "&lt;"]], [["test_abort", "1", "int", "sock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aborted file transmission.\n" )</text:p>
          </table:table-cell>
          <table:table-cell office:value-type="string" calcext:value-type="string">
            <text:p>464:2:12564:126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lient aborted file transmission.\\n\""]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Aborted." )</text:p>
          </table:table-cell>
          <table:table-cell office:value-type="string" calcext:value-type="string">
            <text:p>463:5:12518:125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Aborted.\""]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426 Transfer aborted." )</text:p>
          </table:table-cell>
          <table:table-cell office:value-type="string" calcext:value-type="string">
            <text:p>460:8:12427:124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450, "True", "( result ) &amp;&amp; ( strstr ( str , \"ABOR\" ) )", "Condition"]], ["False", [3481, "True", "! select ( fileno ( stdin ) + 1 , &amp; rfds , NULL , NULL , &amp; tv )", "Condition"]], ["False", [3546, "True", "selectbefor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]], [["strstr", "char [ 256 ]", "\"ABOR\""]], [["!", "select", "fileno", "stdin", "1", "+", "&amp;", "rfds", "NULL", "NULL", "&amp;", "tv"]], [["cha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Transfer aborted.\""]</text:p>
          </table:table-cell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9 Entering extended passive mode (|||%i|)" , ntohs ( localsock . sin_port ) )</text:p>
          </table:table-cell>
          <table:table-cell office:value-type="string" calcext:value-type="string">
            <text:p>437:4:11833:1194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3186, "True", "listen ( pasvsock , 1 )", "Condition"]], ["False", [3214, "True", "bind ( pasvsock , ( struct sockaddr * ) &amp; sa , sizeof ( sa )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]</text:p>
          </table:table-cell>
          <table:table-cell office:value-type="string" calcext:value-type="string">
            <text:p>[[["struct sockaddr_in"], "struct sockaddr_in"]]</text:p>
          </table:table-cell>
          <table:table-cell office:value-type="string" calcext:value-type="string">
            <text:p>["\"229 Entering extended passive mode (|||%i|)\""]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-Error: Unable to make socket listen.\r\n425 %s" , strerror ( errno ) )</text:p>
          </table:table-cell>
          <table:table-cell office:value-type="string" calcext:value-type="string">
            <text:p>431:2:11602:117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186, "True", "listen ( pasvsock , 1 )", "Condition"]], ["False", [3214, "True", "bind ( pasvsock , ( struct sockaddr * ) &amp; sa , sizeof ( sa ) )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make socket listen.\\r\\n425 %s\""]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272:6:6631:669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298:8:7405:74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PSV ALL has been called." )</text:p>
          </table:table-cell>
          <table:table-cell office:value-type="string" calcext:value-type="string">
            <text:p>336:8:8533:85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036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PSV ALL has been called.\""]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7 Entering Passive Mode (%i,%i,%i,%i,%i,%i)" , a1 , a2 , a3 , a4 , ntohs ( localsock . sin_port ) &gt;&gt; 8 , ntohs ( localsock . sin_port ) &amp; 0xFF )</text:p>
          </table:table-cell>
          <table:table-cell office:value-type="string" calcext:value-type="string">
            <text:p>396:1:10515:106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int"]]]</text:p>
          </table:table-cell>
          <table:table-cell office:value-type="string" calcext:value-type="string">
            <text:p>[[["int", "a2", "a3", "a4"], "a4"], [["int", "a2", "a3", "a4"], "a3"], [["int", "a2", "a3", "a4"], "a2"], [["int", "a2", "a3", "a4"], "int"], [["struct sockaddr_in"], "struct sockaddr_in"]]</text:p>
          </table:table-cell>
          <table:table-cell office:value-type="string" calcext:value-type="string">
            <text:p>["\"227 Entering Passive Mode (%i,%i,%i,%i,%i,%i)\"", "8", "0xFF"]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Error: Unable to make socket listen.\r\n425 %s" , strerror ( errno ) )</text:p>
          </table:table-cell>
          <table:table-cell office:value-type="string" calcext:value-type="string">
            <text:p>376:2:9857:99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04, "True", "listen ( pasvsock , 1 )", "Condition"]], ["False", [2947, "True", "bind ( pasvsock , ( struct sockaddr * ) &amp; sa , sizeof ( sa ) ) == - 1", "Condition"]], ["False", [2835, "True", "! success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pasvsock", "1"]], [["bind", "pasvsock", "&amp;", "sa", "-", "1", "==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make socket listen.\\r\\n425 %s\""]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302:8:7526:757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len", "char *", "5", "&lt;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foo , "%c%%i%c%%50[^%c]%c%%i%c" , delim , delim , delim , delim , delim )</text:p>
          </table:table-cell>
          <table:table-cell office:value-type="string" calcext:value-type="string">
            <text:p>306:4:7624:769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560, "True", "strlen ( params ) &lt; 5", "Condition"]], ["False", [2581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len", "char *", "5", "&lt;"]], [["epsvall"]]]</text:p>
          </table:table-cell>
          <table:table-cell office:value-type="string" calcext:value-type="string">
            <text:p>[[["char", "char *", "0", "="], "char"], [["char [ 20 ]", "20"], "char [ 20 ]"]]</text:p>
          </table:table-cell>
          <table:table-cell office:value-type="string" calcext:value-type="string">
            <text:p>["\"%c%%i%c%%50[^%c]%c%%i%c\""]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00 EPRT %s:%i OK" , addr , port )</text:p>
          </table:table-cell>
          <table:table-cell office:value-type="string" calcext:value-type="string">
            <text:p>325:4:8301:83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433, "True", "( sa . sin_addr . s_addr != remotename . sin_addr . s_addr ) &amp;&amp; ( strncasecmp ( config_getoption ( \"ALLOW_FXP\" ) , \"yes\" , 3 ) )", "Condition"]], ["False", [2486, "True", "af !=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a", "sin_addr", "s_addr", "remotename", "sin_addr", "s_addr", "!="]], [["strncasecmp", "config_getoption", "\"ALLOW_FXP\"", "\"yes\"", "3"]], [["int", "1", "!="]]]</text:p>
          </table:table-cell>
          <table:table-cell office:value-type="string" calcext:value-type="string">
            <text:p>[[["char [ 51 ]", "51"], "char [ 51 ]"], [["int"], "int"]]</text:p>
          </table:table-cell>
          <table:table-cell office:value-type="string" calcext:value-type="string">
            <text:p>["\"200 EPRT %s:%i OK\""]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317:8:8116:818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33, "True", "( sa . sin_addr . s_addr != remotename . sin_addr . s_addr ) &amp;&amp; ( strncasecmp ( config_getoption ( \"ALLOW_FXP\" ) , \"yes\" , 3 ) )", "Condition"]], ["False", [2486, "True", "af !=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a", "sin_addr", "s_addr", "remotename", "sin_addr", "s_addr", "!="]], [["strncasecmp", "config_getoption", "\"ALLOW_FXP\"", "\"yes\"", "3"]], [["int", "1", "!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PORT %lu.%lu.%lu.%lu:%lu OK" , a0 , a1 , a2 , a3 , ( p0 &lt;&lt; 8 ) + p1 )</text:p>
          </table:table-cell>
          <table:table-cell office:value-type="string" calcext:value-type="string">
            <text:p>287:2:7156:726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228, "True", "( addr != remotename . sin_addr . s_addr ) &amp;&amp; ( strncasecmp ( config_getoption ( \"ALLOW_FXP\" ) , \"yes\" , 3 ) )", "Condition"]], ["Fals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office:value-type="string" calcext:value-type="string">
            <text:p>[[["unsigned long", "a1", "a2", "a3", "p0", "p1", "addr"], "a3"], [["unsigned long", "a1", "a2", "a3", "p0", "p1", "addr"], "a2"], [["unsigned long", "a1", "a2", "a3", "p0", "p1", "addr"], "a1"], [["unsigned long", "a1", "a2", "a3", "p0", "p1", "addr"], "p0"], [["unsigned long", "a1", "a2", "a3", "p0", "p1", "addr"], "unsigned long"], [["unsigned long", "a1", "a2", "a3", "p0", "p1", "addr"], "p1"]]</text:p>
          </table:table-cell>
          <table:table-cell office:value-type="string" calcext:value-type="string">
            <text:p>["\"200 PORT %lu.%lu.%lu.%lu:%lu OK\"", "8"]</text:p>
          </table:table-cell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he given address is not yours." )</text:p>
          </table:table-cell>
          <table:table-cell office:value-type="string" calcext:value-type="string">
            <text:p>278:6:6952:70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228, "True", "( addr != remotename . sin_addr . s_addr ) &amp;&amp; ( strncasecmp ( config_getoption ( \"ALLOW_FXP\" ) , \"yes\" , 3 ) )", "Condition"]], ["False", [2318, "True", "epsval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remotename", "sin_addr", "s_addr", "!="]], [["strncasecmp", "config_getoption", "\"ALLOW_FXP\"", "\"yes\"", "3"]], [["epsval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The given address is not yours.\""]</text:p>
          </table:table-cell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Type '%c' not supported." , * params )</text:p>
          </table:table-cell>
          <table:table-cell office:value-type="string" calcext:value-type="string">
            <text:p>266:8:6456:652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2100, "True", "( * params == 'I' ) || ( * params == 'i' )", "Condition"]], ["Fals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I'", "==", "*", "char *", "'i'", "==", "||"]], [["*", "char *", "'A'", "==", "*", "char *", "'a'", "==", "||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Type '%c' not supported.\""]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BINARY" )</text:p>
          </table:table-cell>
          <table:table-cell office:value-type="string" calcext:value-type="string">
            <text:p>263:7:6338:640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00, "True", "( * params == 'I' ) || ( * params == 'i' )", "Condition"]], ["Fals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I'", "==", "*", "char *", "'i'", "==", "||"]], 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BINARY\""]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31 Password please." )</text:p>
          </table:table-cell>
          <table:table-cell office:value-type="string" calcext:value-type="string">
            <text:p>225:2:5433:548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819, "True", "! strcasecmp ( config_getoption ( \"ANONYMOUS_USER\" ) , \"yes\" )", "Condition"]], 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NONYMOUS_USER\"", "\"yes\""]], 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31 Password please.\""]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31 Password please." )</text:p>
          </table:table-cell>
          <table:table-cell office:value-type="string" calcext:value-type="string">
            <text:p>220:16:5314:536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819, "True", "! strcasecmp ( config_getoption ( \"ANONYMOUS_USER\" ) , \"yes\" )", "Condition"]], 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NONYMOUS_USER\"", "\"yes\""]], 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331 Password please.\""]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Processing command: %s\n" , str )</text:p>
          </table:table-cell>
          <table:table-cell office:value-type="string" calcext:value-type="string">
            <text:p>434:2:12034:12076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+ 1 ]", "MAXCMD", "stdin"]], [["getpeername", "fileno", "stderr", "&amp;", "remotename", "&amp;", "my_length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Processing command: %s\\n\""]</text:p>
          </table:table-cell>
          <table:table-cell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2 , 0 , "%s" , str )</text:p>
          </table:table-cell>
          <table:table-cell office:value-type="string" calcext:value-type="string">
            <text:p>432:8:11985:1201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8421, "True", "fgets ( str , MAXCMD , stdin )", "Condition"]], ["True", [18836, "True", "getpeername ( fileno ( stderr ) , ( struct sockaddr * ) &amp; remotename , &amp; my_length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+ 1 ]", "MAXCMD", "stdin"]], [["getpeername", "fileno", "stderr", "&amp;", "remotename", "&amp;", "my_length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2", "0", "\"%s\""]</text:p>
          </table:table-cell>
          <table:table-cell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per HOST in bftpd_login.\n" , 0 )</text:p>
          </table:table-cell>
          <table:table-cell office:value-type="string" calcext:value-type="string">
            <text:p>284:12:7245:731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340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per HOST in bftpd_login.\\n\"", "0"]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(SINGLE USER) in bftpd_login.\n" , 0 )</text:p>
          </table:table-cell>
          <table:table-cell office:value-type="string" calcext:value-type="string">
            <text:p>267:11:6550:662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424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(SINGLE USER) in bftpd_login.\\n\"", "0"]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max users for GLOBAL in bftpd_login.\n" , 0 )</text:p>
          </table:table-cell>
          <table:table-cell office:value-type="string" calcext:value-type="string">
            <text:p>254:11:6010:607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506, "True", "get_maxusers &lt;= INT_MAX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max users for GLOBAL in bftpd_login.\\n\"", "0"]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 Already %d connections from %s.\n" , user , maxusers , remotehostname )</text:p>
          </table:table-cell>
          <table:table-cell office:value-type="string" calcext:value-type="string">
            <text:p>291:12:7545:7650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[["int", "0", "="], "int"], [["int", "unsigned long", "="], "int"]]</text:p>
          </table:table-cell>
          <table:table-cell office:value-type="string" calcext:value-type="string">
            <text:p>["\"Login as user '%s' failed. Already %d connections from %s.\\n\""]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Too many connections from your IP address." )</text:p>
          </table:table-cell>
          <table:table-cell office:value-type="string" calcext:value-type="string">
            <text:p>290:12:7455:7531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309, "True", "( maxusers ) &amp;&amp; ( maxusers == bftpdutmp_dup_ip_count ( remotehostname ) )", "Condition"]], ["True", [16641, "True", "! home_directory", "Condition"]], ["True", [16630, "True", "! strcasecmp ( anonymous , \"yes\" )", "Condition"]], ["True", [16703, "True", "! strcasecmp ( anonymous , \"yes\" )", "Condition"]], ["True", [16685, "True", "! getpwnam ( user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]], [["int", "bftpdutmp_dup_ip_count", "remotehostname", "=="]], [["!", "char *"]], [["!", "strcasecmp", "char *", "\"yes\""]], [["!", "strcasecmp", "char *", "\"yes\""]], [["!", "getpwnam", "user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Too many connections from your IP address.\""]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Removed directory '%s'.\n" , dirname )</text:p>
          </table:table-cell>
          <table:table-cell office:value-type="string" calcext:value-type="string">
            <text:p>1462:2:43754:4380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mdir", 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Removed directory '%s'.\\n\""]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463:2:43805:4384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8162, "True", "rmdir ( mapped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rmdir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receive file '%s'.\n" , strerror ( errno ) , filename )</text:p>
          </table:table-cell>
          <table:table-cell office:value-type="string" calcext:value-type="string">
            <text:p>927:3:26164:262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770, "True", "whattodo == DO_NORMAL", "Condition"]], ["False", [6873, "True", "phile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DO_NORMAL", "=="]], [["int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receive file '%s'.\\n\""]</text:p>
          </table:table-cell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929:3:26264:263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770, "True", "whattodo == DO_NORMAL", "Condition"]], ["False", [6873, "True", "phile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DO_NORMAL", "=="]], [["int", "-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is receiving file '%s'.\n" , filename )</text:p>
          </table:table-cell>
          <table:table-cell office:value-type="string" calcext:value-type="string">
            <text:p>971:1:27467:275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lient is receiving file '%s'.\\n\""]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File too big. Send at least %lf bytes first." , ( double ) ( ( ( statbuf . st_size - offset ) * ratio_send ) / ratio_recv ) - bytes_recvd )</text:p>
          </table:table-cell>
          <table:table-cell office:value-type="string" calcext:value-type="string">
            <text:p>964:2:27253:2742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590, "True", "( ( ( statbuf . st_size - offset ) * ratio_send ) / ratio_recv &gt; bytes_recvd - bytes_sent ) &amp;&amp; ( strcmp ( ( char * ) config_getoption ( \"RATIO\" ) , \"none\" ) )", "Condition"]], ["False", [6642, "True", "S_ISDIR ( statbuf . st_mode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stat", "st_size", "offset", "-", "ratio_send", "*", "ratio_recv", "/", "bytes_recvd", "bytes_sent", "-", "&gt;"]], [["strcmp", "config_getoption", "\"RATIO\"", "\"none\""]], [["S_ISDIR", "struct stat", "st_mode"]]]</text:p>
          </table:table-cell>
          <table:table-cell office:value-type="string" calcext:value-type="string">
            <text:p>[[["struct stat"], "struct stat"]]</text:p>
          </table:table-cell>
          <table:table-cell office:value-type="string" calcext:value-type="string">
            <text:p>["\"553 File too big. Send at least %lf bytes first.\""]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in sending file.\n" , 0 )</text:p>
          </table:table-cell>
          <table:table-cell office:value-type="string" calcext:value-type="string">
            <text:p>990:19:28044:2809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476, "True", "! buffer", "Condition"]], ["True", [6489, "True", "fork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fork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in sending file.\\n\"", "0"]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9 )</text:p>
          </table:table-cell>
          <table:table-cell office:value-type="string" calcext:value-type="string">
            <text:p>991:19:28112:2818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476, "True", "! buffer", "Condition"]], ["True", [6489, "True", "fork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fork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9"]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139:19:33073:3312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69, "True", "! gzfile", "Condition"]], ["False", [5786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140:19:33142:3321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69, "True", "! gzfile", "Condition"]], ["False", [5786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Memory error while sending file." , 0 )</text:p>
          </table:table-cell>
          <table:table-cell office:value-type="string" calcext:value-type="string">
            <text:p>1150:18:33467:3351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19, "True", "! buffer", "Condition"]], ["False", [5769, "True", "! gz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gz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Memory error while sending file.\"", "0"]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An unknown error occured on the server." , 0 )</text:p>
          </table:table-cell>
          <table:table-cell office:value-type="string" calcext:value-type="string">
            <text:p>1151:18:33535:3361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5719, "True", "! buffer", "Condition"]], ["False", [5769, "True", "! gz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gz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An unknown error occured on the server.\"", "0"]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of '%s' successful.\n" , filename )</text:p>
          </table:table-cell>
          <table:table-cell office:value-type="string" calcext:value-type="string">
            <text:p>1276:1:38220:3828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File transmission of '%s' successful.\\n\""]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1275:1:38154:382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5988, "True", "! buffer", "Condition"]], ["False", [6535, "True", "whattodo", "Condition"]], ["False", [6476, "True", "! buffer", "Condition"]], ["False", [5389, "True", "i = read ( phile , buffer , my_buffer_size )", "Condition"]], ["False", [6167, "True", "dataconn ( )", "Condition"]], ["False", [6489, "True", "fork ( )", "Condition"]], ["False", [5719, "True", "! buffer", "Condition"]], ["False", [6021, "True", "dataconn ( )", "Condition"]], ["False", [6590, "True", "( ( ( statbuf . st_size - offset ) * ratio_send ) / ratio_recv &gt; bytes_recvd - bytes_sent ) &amp;&amp; ( strcmp ( ( char * ) config_getoption ( \"RATIO\" ) , \"none\" ) )", "Condition"]], ["True", [6489, "True", "fork ( )", "Condition"]], ["True", [5464, "True", "! buffer", "Condition"]], ["True", [5322, "True", "send_status &lt; 0", "Condition"]], ["case DO_TARONLY", [6535, "True", "whattodo", "Condition"]], ["False", [6521, "True", "dataconn ( )", "Condition"]], ["False", [5769, "True", "! gz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int"]], [["!", "char *"]], [["i", "read", "int", "char *", "int", "="]], [["dataconn"]], [["fork"]], [["!", "char *"]], [["dataconn"]], [["struct stat", "st_size", "offset", "-", "ratio_send", "*", "ratio_recv", "/", "bytes_recvd", "bytes_sent", "-", "&gt;"]], [["strcmp", "config_getoption", "\"RATIO\"", "\"none\""]], [["fork"]], [["!", "char *"]], [["ssize_t", "0", "&lt;"]], [["int", "DO_TARONLY", "=="]], [["dataconn"]], [["!", "gz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xfer_delay in do_stor().\n" , 0 )</text:p>
          </table:table-cell>
          <table:table-cell office:value-type="string" calcext:value-type="string">
            <text:p>573:11:16179:1623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4670, "True", "get_value &lt;= INT_MAX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xfer_delay in do_stor().\\n\"", "0"]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getting XFER_DELAY in command_retr().\n" , 0 )</text:p>
          </table:table-cell>
          <table:table-cell office:value-type="string" calcext:value-type="string">
            <text:p>888:11:25138:2519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6967, "True", "get_value &lt;= INT_MAX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getting XFER_DELAY in command_retr().\\n\"", "0"]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Not allowed to over-write '%s'.\n" , filename )</text:p>
          </table:table-cell>
          <table:table-cell office:value-type="string" calcext:value-type="string">
            <text:p>587:14:16673:1672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LLOWCOMMAND_DELE\"", "\"no\""]], [["int", "0", "&gt;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Not allowed to over-write '%s'.\\n\""]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Remote file is write protected." )</text:p>
          </table:table-cell>
          <table:table-cell office:value-type="string" calcext:value-type="string">
            <text:p>588:14:16745:168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612, "True", "! strcasecmp ( config_getoption ( \"ALLOWCOMMAND_DELE\" ) , \"no\" )", "Condition"]], ["True", [4635, "True", "fd &gt;=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ALLOWCOMMAND_DELE\"", "\"no\""]], [["int", "0", "&gt;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Remote file is write protected.\""]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'%s' while trying to store file '%s'.\n" , strerror ( errno ) , filename )</text:p>
          </table:table-cell>
          <table:table-cell office:value-type="string" calcext:value-type="string">
            <text:p>606:2:17134:1722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552, "True", "fd == - 1", "Condition"]], ["True", [4571, "True", "! attempt_gzi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nt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'%s' while trying to store file '%s'.\\n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608:2:17230:1729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552, "True", "fd == - 1", "Condition"]], ["True", [4571, "True", "! attempt_gzi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Kicked due to data transmission timeout.\n" )</text:p>
          </table:table-cell>
          <table:table-cell office:value-type="string" calcext:value-type="string">
            <text:p>696:12:19801:1985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175, "True", "! select ( max , &amp; rfds , NULL , NULL , &amp; tv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lect", "int", "&amp;", "rfds", "NULL", "NULL", "&amp;", "t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Kicked due to data transmission timeout.\\n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6 Kicked due to data transmission timeout." )</text:p>
          </table:table-cell>
          <table:table-cell office:value-type="string" calcext:value-type="string">
            <text:p>695:12:19713:1978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175, "True", "! select ( max , &amp; rfds , NULL , NULL , &amp; tv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lect", "int", "&amp;", "rfds", "NULL", "NULL", "&amp;", "t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6 Kicked due to data transmission timeout.\""]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File transmission successful.\n" )</text:p>
          </table:table-cell>
          <table:table-cell office:value-type="string" calcext:value-type="string">
            <text:p>779:1:22133:221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", "recv", "sock", "char *", "int", "1", "-", "0", "="]], [["!", "int"]], [["FD_ISSET", "int", "&amp;", "rfds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File transmission successful.\\n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File transmission successful." )</text:p>
          </table:table-cell>
          <table:table-cell office:value-type="string" calcext:value-type="string">
            <text:p>778:1:22067:2213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929, "True", "write_result == - 1", "Condition"]], ["True", [4039, "True", "! ( ( i = recv ( sock , buffer , my_buffer_size - 1 , 0 ) ) )", "Condition"]], ["True", [3948, "True", "! attempt_gzip", "Condition"]], ["False", [4108, "True", "FD_ISSET ( stdin_fileno , &amp; rfds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-", "1", "=="]], [["!", "i", "recv", "sock", "char *", "int", "1", "-", "0", "="]], [["!", "int"]], [["FD_ISSET", "int", "&amp;", "rfds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File transmission successful.\""]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Filename in '%s' too long.\n" , filenames )</text:p>
          </table:table-cell>
          <table:table-cell office:value-type="string" calcext:value-type="string">
            <text:p>522:10:14690:1474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626, "True", "to_index &gt; ( MAXCMD - 2 )", "Condition"]], ["False", [3725, "True", "filenames [ from_index ] &g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MAXCMD", "2", "-", "&gt;"]], [["char *", "int", "0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Filename in '%s' too long.\\n\""]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: Filename in '%s' too long.\n" , filenames )</text:p>
          </table:table-cell>
          <table:table-cell office:value-type="string" calcext:value-type="string">
            <text:p>846:3:24103:2416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988, "True", "to_index &gt; ( MAXCMD - 2 )", "Condition"]], ["False", [5087, "True", "filenames [ from_index ] &g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MAXCMD", "2", "-", "&gt;"]], [["char *", "int", "0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: Filename in '%s' too long.\\n\""]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in ( password )</text:p>
          </table:table-cell>
          <table:table-cell office:value-type="string" calcext:value-type="string">
            <text:p>235:5:5628:564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&g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Already logged in." )</text:p>
          </table:table-cell>
          <table:table-cell office:value-type="string" calcext:value-type="string">
            <text:p>232:2:5556:56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Already logged in.\""]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.\n" , user )</text:p>
          </table:table-cell>
          <table:table-cell office:value-type="string" calcext:value-type="string">
            <text:p>236:2:5655:570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78, "True", "bftpd_login ( password )", "Condition"]], 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login", "char *"]], 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.\\n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37:2:5706:575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78, "True", "bftpd_login ( password )", "Condition"]], ["False", [1997, "True", "state &gt; STATE_USE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_login", "char *"]], [["state", "STATE_USER", "&g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Trying to log in as %s.\n" , user )</text:p>
          </table:table-cell>
          <table:table-cell office:value-type="string" calcext:value-type="string">
            <text:p>214:1:5117:516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Trying to log in as %s.\\n\""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3 Username already given." )</text:p>
          </table:table-cell>
          <table:table-cell office:value-type="string" calcext:value-type="string">
            <text:p>202:2:4722:47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926, "True", "stat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3 Username already given.\""]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f ( "Error while initializing PAM: %s\n" , pam_strerror ( pamh , retval ) )</text:p>
          </table:table-cell>
          <table:table-cell office:value-type="string" calcext:value-type="string">
            <text:p>513:2:13887:13965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7210, "True", "retval != PAM_SUCCESS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PAM_SUCCESS", "!="]]]</text:p>
          </table:table-cell>
          <table:table-cell office:value-type="string" calcext:value-type="string">
            <text:p>[[["int", "int", "pam_start", "\"bftpd\"", "user", "&amp;", "conv", "&amp;", "pamh", "="], "int"]]</text:p>
          </table:table-cell>
          <table:table-cell office:value-type="string" calcext:value-type="string">
            <text:p>["\"Error while initializing PAM: %s\\n\""]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ut . ut_line , "ftp%i" , ( int ) getpid ( ) )</text:p>
          </table:table-cell>
          <table:table-cell office:value-type="string" calcext:value-type="string">
            <text:p>132:1:2742:278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5299, "True", "! 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]]]</text:p>
          </table:table-cell>
          <table:table-cell office:value-type="string" calcext:value-type="string">
            <text:p>[[["struct utmp", "ut_pid", "getpid", "="], "struct utmp"]]</text:p>
          </table:table-cell>
          <table:table-cell office:value-type="string" calcext:value-type="string">
            <text:p>["\"ftp%i\""]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name , "%i" , uid )</text:p>
          </table:table-cell>
          <table:table-cell office:value-type="string" calcext:value-type="string">
            <text:p>87:1:1760:178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4866, "True", "file", "Condition"]], ["False", [14846, "True", "fscanf ( file , \"%255s%*[^\\n]\\n\" , foo ) != EOF", "Condition"]], ["True", [14752, "True", "_uid == uid", "Condition"]], ["True", [14814, "True", "( foo [ 0 ] == '#' ) || ( ! strchr ( foo , ':' ) ) || ( strchr ( foo , ':' ) &gt; foo + USERLEN - 1 )", "Condition"]], ["True", [14866, "True", "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ILE *"]], [["fscanf", "FILE *", "\"%255s%*[^\\n]\\n\"", "char [ 256 ]", "EOF", "!="]], [["int", "int", "=="]], [["char [ 256 ]", "0", "'#'", "==", "!", "strchr", "char [ 256 ]", "':'", "strchr", "char [ 256 ]", "':'", "char [ 256 ]", "USERLEN", "1", "-", "+", "&gt;", "||", "||"]], [["FILE *"]]]</text:p>
          </table:table-cell>
          <table:table-cell office:value-type="string" calcext:value-type="string">
            <text:p>[[["char *"], "char *"], [["int"], "int"]]</text:p>
          </table:table-cell>
          <table:table-cell office:value-type="string" calcext:value-type="string">
            <text:p>["\"%i\""]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filename , "%s/%s.txt" , foldername , my_date )</text:p>
          </table:table-cell>
          <table:table-cell office:value-type="string" calcext:value-type="string">
            <text:p>149:4:3369:3420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530, "True", "! filename", "Condition"]], ["False", [14573, "True", "! foldername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char *", "0"]]]</text:p>
          </table:table-cell>
          <table:table-cell office:value-type="string" calcext:value-type="string">
            <text:p>[[["char *", "calloc", "strlen", "char *", "strlen", "char *", "16", "+", "+", "="], "char *"], [["char *", "config_getoption", "\"BANDWIDTH\"", "="], "char *"], [["char *", "Current_Date", "="], "char *"]]</text:p>
          </table:table-cell>
          <table:table-cell office:value-type="string" calcext:value-type="string">
            <text:p>["\"%s/%s.txt\""]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tf ( output , "%d-%d-%d" , my_local -&gt; tm_year + 1900 , my_local -&gt; tm_mon + 1 , my_local -&gt; tm_mday )</text:p>
          </table:table-cell>
          <table:table-cell office:value-type="string" calcext:value-type="string">
            <text:p>126:7:2819:291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421, "True", "my_loc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ruct tm *"]]]</text:p>
          </table:table-cell>
          <table:table-cell office:value-type="string" calcext:value-type="string">
            <text:p>[[["char [ 32 ]", "32"], "char [ 32 ]"], [["struct tm *", "localtime", "&amp;", "my_time", "="], "struct tm *"]]</text:p>
          </table:table-cell>
          <table:table-cell office:value-type="string" calcext:value-type="string">
            <text:p>["\"%d-%d-%d\"", "1900", "1"]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78:1:1886:1932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4292, "True", "va_start ( val , format )", "ExpressionStatement"]], ["", [14301, "True", "time_t t ;", "IdentifierDeclStatement"]]]</text:p>
          </table:table-cell>
          <table:table-cell office:value-type="string" calcext:value-type="string">
            <text:p>[[["va_start", "va_list", "char *"]], [["time_t"]]]</text:p>
          </table:table-cell>
          <table:table-cell office:value-type="string" calcext:value-type="string">
            <text:p>[[["char *"], "char *"], [["buffer", "1024", "char [ 40 ]", "40"], "buffer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snprintf ( buffer , sizeof ( buffer ) , format , val )</text:p>
          </table:table-cell>
          <table:table-cell office:value-type="string" calcext:value-type="string">
            <text:p>85:4:1564:161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31, "True", "va_start ( val , format )", "ExpressionStatement"]], ["", [1040, "True", "va_list val ;", "IdentifierDeclStatement"]]]</text:p>
          </table:table-cell>
          <table:table-cell office:value-type="string" calcext:value-type="string">
            <text:p>[[["va_start", "va_list", "char *"]], [["va_list"]]]</text:p>
          </table:table-cell>
          <table:table-cell office:value-type="string" calcext:value-type="string">
            <text:p>[[["char *"], "char *"], [["char [ MAX_STRING_LENGTH ]", "MAX_STRING_LENGTH"], "char [ MAX_STRING_LENGTH ]"], [["va_list"], "va_list"]]</text:p>
          </table:table-cell>
          <table:table-cell office:value-type="string" calcext:value-type="string">
            <text:p>[]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1 , 0 , "quit" )</text:p>
          </table:table-cell>
          <table:table-cell office:value-type="string" calcext:value-type="string">
            <text:p>103:4:2201:2230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2, "True", "bftpd_log ( \"Quitting.\\n\" )", "ExpressionStatement"]], ["", [17989, "True", "config_end ( )", "ExpressionStatement"]]]</text:p>
          </table:table-cell>
          <table:table-cell office:value-type="string" calcext:value-type="string">
            <text:p>[[["bftpd_log", "\"Quitting.\\n\""]], [["config_end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1", "0", "\"quit\""]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statuslog ( 3 , success , "%s" , buffer )</text:p>
          </table:table-cell>
          <table:table-cell office:value-type="string" calcext:value-type="string">
            <text:p>89:4:1722:176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85, "True", "replace ( buffer , \"\\r\" , \"\" , MAX_STRING_LENGTH )", "ExpressionStatement"]], ["", [998, "True", "fprintf ( stderr , \"%s\\r\\n\" , buffer )", "ExpressionStatement"]]]</text:p>
          </table:table-cell>
          <table:table-cell office:value-type="string" calcext:value-type="string">
            <text:p>[[["replace", "char [ MAX_STRING_LENGTH ]", "\"\\r\"", "\"\"", "MAX_STRING_LENGTH"]], [["fprintf", "stderr", "\"%s\\r\\n\"", "char [ MAX_STRING_LENGTH ]"]]]</text:p>
          </table:table-cell>
          <table:table-cell office:value-type="string" calcext:value-type="string">
            <text:p>[[["char"], "char"], [["char [ MAX_STRING_LENGTH ]", "MAX_STRING_LENGTH"], "char [ MAX_STRING_LENGTH ]"]]</text:p>
          </table:table-cell>
          <table:table-cell office:value-type="string" calcext:value-type="string">
            <text:p>["3", "\"%s\""]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Bind failed: %s\n" , strerror ( errno ) )</text:p>
          </table:table-cell>
          <table:table-cell office:value-type="string" calcext:value-type="string">
            <text:p>260:3:6319:637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58, "True", "bind ( listensocket , ( struct sockaddr * ) &amp; myaddr , sizeof ( myaddr ) ) &lt; 0", "Condition"]], ["True", [19571, "True", "fork ( )", "Condition"]], ["True", [19594, "True", "daemonmode ==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listensocket", "&amp;", "myaddr", "0", "&lt;"]], [["fork"]], [["daemonmode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Bind failed: %s\\n\""]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Listen failed: %s\n" , strerror ( errno ) )</text:p>
          </table:table-cell>
          <table:table-cell office:value-type="string" calcext:value-type="string">
            <text:p>264:3:6426:6481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324, "True", "listen ( listensocket , 5 )", "Condition"]], ["False", [19571, "True", "fork ( )", "Condition"]], ["False", [19594, "True", "daemonmode ==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isten", "listensocket", "5"]], [["fork"]], [["daemonmode", "1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isten failed: %s\\n\""]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end_receive_file , "%s %.0f %.0f\n" , username , sent , received )</text:p>
          </table:table-cell>
          <table:table-cell office:value-type="string" calcext:value-type="string">
            <text:p>175:4:4001:4071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False", [14662, "True", "! send_receive_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end_receive_file"]]]</text:p>
          </table:table-cell>
          <table:table-cell office:value-type="string" calcext:value-type="string">
            <text:p>[[["double"], "double"], [["double"], "double"], [["char *"], "char *"]]</text:p>
          </table:table-cell>
          <table:table-cell office:value-type="string" calcext:value-type="string">
            <text:p>["\"%s %.0f %.0f\\n\""]</text:p>
          </table:table-cell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logfile , "%s %s[%i]: %s" , timestr , global_argv [ 0 ] , ( int ) getpid ( ) , buffer )</text:p>
          </table:table-cell>
          <table:table-cell office:value-type="string" calcext:value-type="string">
            <text:p>85:2:2087:2173</text:p>
          </table:table-cell>
          <table:table-cell office:value-type="string" calcext:value-type="string">
            <text:p>/data/download/bftpd/bftpd/logging.c</text:p>
          </table:table-cell>
          <table:table-cell office:value-type="string" calcext:value-type="string">
            <text:p>[["True", [14268, "True", "logf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logfile"]]]</text:p>
          </table:table-cell>
          <table:table-cell office:value-type="string" calcext:value-type="string">
            <text:p>[[["buffer", "1024", "char [ 40 ]", "40"], "char [ 40 ]"], [["buffer", "1024", "char [ 40 ]", "40"], "buffer"]]</text:p>
          </table:table-cell>
          <table:table-cell office:value-type="string" calcext:value-type="string">
            <text:p>["\"%s %s[%i]: %s\"", "0"]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\r\n" , filename_index )</text:p>
          </table:table-cell>
          <table:table-cell office:value-type="string" calcext:value-type="string">
            <text:p>190:8:4726:4767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False", [13105, "True", "verbose", "Condition"]], ["True", [13153, "True", "! stat ( name , ( struct stat * ) &amp; statbuf )", "Condition"]], ["True", [13151, "True", "tmp", "Condition"]], ["True", [13134, "True", "tmp = tmp -&gt; next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"]], [["!", "stat", "char *", "&amp;", "statbuf"]], [["struct hidegroup *"]], [["struct hidegroup *", "struct hidegroup *", "next", "="]]]</text:p>
          </table:table-cell>
          <table:table-cell office:value-type="string" calcext:value-type="string">
            <text:p>[[["char *"], "char *"], [["char *", "char *", "="], "char *"], [["FILE *"], "FILE *"]]</text:p>
          </table:table-cell>
          <table:table-cell office:value-type="string" calcext:value-type="string">
            <text:p>["\"%s\\r\\n\""]</text:p>
          </table:table-cell>
          <table:table-cell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client , "%s %3i %-8s %-8s %llu %s %s%s\r\n" , perm , ( int ) statbuf . st_nlink , uid , gid , ( unsigned long long ) statbuf . st_size , timestr , name , linktarget )</text:p>
          </table:table-cell>
          <table:table-cell office:value-type="string" calcext:value-type="string">
            <text:p>160:1:3859:4025</text:p>
          </table:table-cell>
          <table:table-cell office:value-type="string" calcext:value-type="string">
            <text:p>/data/download/bftpd/bftpd/dirlist.c</text:p>
          </table:table-cell>
          <table:table-cell office:value-type="string" calcext:value-type="string">
            <text:p>[["True", [12671, "True", "! tea_time", "Condition"]], ["False", [12712, "True", "! local_ti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tm *"]], [["!", "struct tm *"]]]</text:p>
          </table:table-cell>
          <table:table-cell office:value-type="string" calcext:value-type="string">
            <text:p>[[["temp", "MAXCMD", "3", "+", "linktarget", "MAXCMD", "5", "+", "perm", "11", "timestr", "17", "char [ USERLEN + 1 ]", "USERLEN", "1", "+", "gid", "USERLEN", "1", "+"], "timestr"], [["char *"], "char *"], [["struct stat"], "struct stat"], [["temp", "MAXCMD", "3", "+", "linktarget", "MAXCMD", "5", "+", "perm", "11", "timestr", "17", "char [ USERLEN + 1 ]", "USERLEN", "1", "+", "gid", "USERLEN", "1", "+"], "perm"], [["temp", "MAXCMD", "3", "+", "linktarget", "MAXCMD", "5", "+", "perm", "11", "timestr", "17", "char [ USERLEN + 1 ]", "USERLEN", "1", "+", "gid", "USERLEN", "1", "+"], "gid"], [["temp", "MAXCMD", "3", "+", "linktarget", "MAXCMD", "5", "+", "perm", "11", "timestr", "17", "char [ USERLEN + 1 ]", "USERLEN", "1", "+", "gid", "USERLEN", "1", "+"], "linktarget"], [["FILE *"], "FILE *"], [["temp", "MAXCMD", "3", "+", "linktarget", "MAXCMD", "5", "+", "perm", "11", "timestr", "17", "char [ USERLEN + 1 ]", "USERLEN", "1", "+", "gid", "USERLEN", "1", "+"], "char [ USERLEN + 1 ]"]]</text:p>
          </table:table-cell>
          <table:table-cell office:value-type="string" calcext:value-type="string">
            <text:p>["\"%s %3i %-8s %-8s %llu %s %s%s\\r\\n\""]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User listing follows.\n" )</text:p>
          </table:table-cell>
          <table:table-cell office:value-type="string" calcext:value-type="string">
            <text:p>99:4:2516:25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83, "True", "struct bftpdutmp tmp ;", "IdentifierDeclStatement"]], ["", [11183, "True", "char * params", "Parameter"]]]</text:p>
          </table:table-cell>
          <table:table-cell office:value-type="string" calcext:value-type="string">
            <text:p>[[["struct bftpdutmp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User listing follows.\\n\""]</text:p>
          </table:table-cell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PID <text:s text:c="6"/>User <text:s text:c="10"/>Host <text:s text:c="15"/>Login time\n" )</text:p>
          </table:table-cell>
          <table:table-cell office:value-type="string" calcext:value-type="string">
            <text:p>100:4:2568:264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274, "True", "fprintf ( stderr , \"200-User listing follows.\\n\" )", "ExpressionStatement"]], ["", [11283, "True", "struct bftpdutmp tmp ;", "IdentifierDeclStatement"]]]</text:p>
          </table:table-cell>
          <table:table-cell office:value-type="string" calcext:value-type="string">
            <text:p>[[["fprintf", "stderr", "\"200-User listing follows.\\n\""]], [["struct bftpdutmp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-PID <text:s text:c="6"/>User <text:s text:c="10"/>Host <text:s text:c="15"/>Login time\\n\""]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-%-10i%-15s%-20s%s" , tmp . bu_pid , tmp . bu_name , tmp . bu_host , ctime ( &amp; ( tmp . bu_time ) ) )</text:p>
          </table:table-cell>
          <table:table-cell office:value-type="string" calcext:value-type="string">
            <text:p>105:8:2791:290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233, "True", "! tmp . bu_type", "Condition"]], ["True", [11239, "True", "fread ( ( void * ) &amp; tmp , sizeof ( tmp ) , 1 , bftpdutmp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bftpdutmp", "bu_type"]], [["fread", "&amp;", "tmp", "1", "bftpdutmp"]]]</text:p>
          </table:table-cell>
          <table:table-cell office:value-type="string" calcext:value-type="string">
            <text:p>[[["struct bftpdutmp"], "struct bftpdutmp"]]</text:p>
          </table:table-cell>
          <table:table-cell office:value-type="string" calcext:value-type="string">
            <text:p>["\"200-%-10i%-15s%-20s%s\""]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200 User listing finished.\n" )</text:p>
          </table:table-cell>
          <table:table-cell office:value-type="string" calcext:value-type="string">
            <text:p>108:4:2921:2968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99, "True", "fprintf ( stderr , \"200-%-10i%-15s%-20s%s\" , tmp . bu_pid , tmp . bu_name , tmp . bu_host , ctime ( &amp; ( tmp . bu_time ) ) )", "ExpressionStatement"]], ["", [11232, "True", "continue ;", "ContinueStatement"]], ["", [11258, "True", "rewind ( bftpdutmp )", "ExpressionStatement"]]]</text:p>
          </table:table-cell>
          <table:table-cell office:value-type="string" calcext:value-type="string">
            <text:p>[[["fprintf", "stderr", "\"200-%-10i%-15s%-20s%s\"", "struct bftpdutmp", "bu_pid", "struct bftpdutmp", "bu_name", "struct bftpdutmp", "bu_host", "ctime", "&amp;", "struct bftpdutmp", "bu_time"]], [[]], [["rewind", "bftpdutmp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User listing finished.\\n\""]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" , buffer )</text:p>
          </table:table-cell>
          <table:table-cell office:value-type="string" calcext:value-type="string">
            <text:p>76:12:1924:195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082, "True", "fgets ( buffer , sizeof ( buffer ) , mystatuslog )", "Condition"]], ["True", [11095, "True", "mystatuslog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256 ]", "mystatuslog"]], [["mystatuslog"]]]</text:p>
          </table:table-cell>
          <table:table-cell office:value-type="string" calcext:value-type="string">
            <text:p>[[["char [ 256 ]", "256"], "char [ 256 ]"]]</text:p>
          </table:table-cell>
          <table:table-cell office:value-type="string" calcext:value-type="string">
            <text:p>["\"%s\""]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rintf ( stderr , "%s\r\n" , buffer )</text:p>
          </table:table-cell>
          <table:table-cell office:value-type="string" calcext:value-type="string">
            <text:p>87:4:1633:166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09, "True", "va_end ( val )", "ExpressionStatement"]], ["", [1016, "True", "vsnprintf ( buffer , sizeof ( buffer ) , format , val )", "ExpressionStatement"]]]</text:p>
          </table:table-cell>
          <table:table-cell office:value-type="string" calcext:value-type="string">
            <text:p>[[["va_end", "va_list"]], [["vsnprintf", "char [ MAX_STRING_LENGTH ]", "char *", "va_list"]]]</text:p>
          </table:table-cell>
          <table:table-cell office:value-type="string" calcext:value-type="string">
            <text:p>[[["char [ MAX_STRING_LENGTH ]", "MAX_STRING_LENGTH"], "char [ MAX_STRING_LENGTH ]"]]</text:p>
          </table:table-cell>
          <table:table-cell office:value-type="string" calcext:value-type="string">
            <text:p>["\"%s\\r\\n\""]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open configuration file." )</text:p>
          </table:table-cell>
          <table:table-cell office:value-type="string" calcext:value-type="string">
            <text:p>175:2:5870:5938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909, "True", "! configfile", "Condition"]], ["False", [24926, "True", "! configpath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FILE *"]], [["!", "configpath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open configuration file.\""]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Memory error while reading config file." )</text:p>
          </table:table-cell>
          <table:table-cell office:value-type="string" calcext:value-type="string">
            <text:p>196:20:6809:6882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741, "True", "! usr", "Condition"]], ["True", [24779, "True", "strstr ( str , \"user \" ) == st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user *"]], [["strstr", "char *", "\"user \"", "char *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Memory error while reading config file.\""]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Memory error while handling config file." )</text:p>
          </table:table-cell>
          <table:table-cell office:value-type="string" calcext:value-type="string">
            <text:p>204:19:7086:7160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703, "True", "! usr -&gt; name", "Condition"]], ["False", [24741, "True", "! us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user *", "name"]], [["!", "struct use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Memory error while handling config file.\""]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Memory error while handling config file." )</text:p>
          </table:table-cell>
          <table:table-cell office:value-type="string" calcext:value-type="string">
            <text:p>218:20:7723:7797</text:p>
          </table:table-cell>
          <table:table-cell office:value-type="string" calcext:value-type="string">
            <text:p>/data/download/bftpd/bftpd/options.c</text:p>
          </table:table-cell>
          <table:table-cell office:value-type="string" calcext:value-type="string">
            <text:p>[["True", [24594, "True", "! grp", "Condition"]], ["True", [24632, "True", "strstr ( str , \"group \" ) == str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uct group_of_users *"]], [["strstr", "char *", "\"group \"", "char *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Memory error while handling config file.\""]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%i-%s" , number , foo )</text:p>
          </table:table-cell>
          <table:table-cell office:value-type="string" calcext:value-type="string">
            <text:p>88:3:1949:1997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7868, "True", "fgets ( foo , MAX_STRING_LENGTH , phile )", "Condition"]], ["True", [17879, "True", "phil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fgets", "char [ MAX_STRING_LENGTH ]", "MAX_STRING_LENGTH", "FILE *"]], [["FILE *"]]]</text:p>
          </table:table-cell>
          <table:table-cell office:value-type="string" calcext:value-type="string">
            <text:p>[[["int"], "int"], [["char [ MAX_STRING_LENGTH ]", "MAX_STRING_LENGTH"], "char [ MAX_STRING_LENGTH ]"]]</text:p>
          </table:table-cell>
          <table:table-cell office:value-type="string" calcext:value-type="string">
            <text:p>["\"%i-%s\""]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215:16:4788:483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685, "True", "! getpwnam ( user )", "Condition"]], ["False", [16703, "True", "! strcasecmp ( anonymous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etpwnam", "user"]], [["!", "strcasecmp", "char *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Anonymous user not allowed." )</text:p>
          </table:table-cell>
          <table:table-cell office:value-type="string" calcext:value-type="string">
            <text:p>232:18:5311:5372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False", [16630, "True", "! strcasecmp ( anonymous , \"yes\" )", "Condition"]], ["True", [16641, "True", "! home_directory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har *", "\"yes\""]], [["!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Anonymous user not allowed.\""]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30 Login incorrect." )</text:p>
          </table:table-cell>
          <table:table-cell office:value-type="string" calcext:value-type="string">
            <text:p>300:2:7886:793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258, "True", "checkuser ( ) || checkshell ( )", "Condition"]], ["True", [16268, "True", "( ! file_auth [ 0 ] ) &amp;&amp; ( ! anon_ok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eckuser", "checkshell", "||"]], [["!", "char *", "0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30 Login incorrect.\""]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230 Couldn't change cwd to '%s': %s.\r\n" , str , strerror ( errno ) )</text:p>
          </table:table-cell>
          <table:table-cell office:value-type="string" calcext:value-type="string">
            <text:p>358:3:9578:967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905, "True", "chdir ( str )", "Condition"]], ["False", [16031, "True", "strcasecmp ( config_getoption ( \"DO_CHROOT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dir", "char [ MAX_STRING_LENGTH + 1 ]"]], [["strcasecmp", "config_getoption", "\"DO_CHROOT\"", "\"no\""]]]</text:p>
          </table:table-cell>
          <table:table-cell office:value-type="string" calcext:value-type="string">
            <text:p>[[["char [ MAX_STRING_LENGTH + 1 ]", "MAX_STRING_LENGTH", "1", "+"], "char [ MAX_STRING_LENGTH + 1 ]"]]</text:p>
          </table:table-cell>
          <table:table-cell office:value-type="string" calcext:value-type="string">
            <text:p>["\"230 Couldn't change cwd to '%s': %s.\\r\\n\""]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Unable to change root directory.\r\n" )</text:p>
          </table:table-cell>
          <table:table-cell office:value-type="string" calcext:value-type="string">
            <text:p>404:20:11214:1128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665, "True", "chroot ( home_directory )", "Condition"]], ["True", [15672, "True", "! strcasecmp ( config_getoption ( \"DO_CHROOT\" ) , \"yes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*"]], [["!", "strcasecmp", "config_getoption", "\"DO_CHROOT\"", "\"yes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Unable to change root directory.\\r\\n\""]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Initial chroot failed.\r\n." )</text:p>
          </table:table-cell>
          <table:table-cell office:value-type="string" calcext:value-type="string">
            <text:p>170:12:3495:3556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83, "True", "chroot ( foo ) == - 1", "Condition"]], ["True", [15394, "True", "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root", "char *", "-", "1", "=="]], [[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Initial chroot failed.\\r\\n.\""]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Given PID is not valid." )</text:p>
          </table:table-cell>
          <table:table-cell office:value-type="string" calcext:value-type="string">
            <text:p>122:8:3187:325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Tru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Given PID is not valid.\""]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Error: The given PID does not belong to bftpd." )</text:p>
          </table:table-cell>
          <table:table-cell office:value-type="string" calcext:value-type="string">
            <text:p>129:8:3483:356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["False", [11359, "True", "bftpdutmp_pidexists ( pid )", "Condition"]], ["False", [11375, "True", "! pid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ftpdutmp_pidexists", "int"]], [["!", 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Error: The given PID does not belong to bftpd.\""]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1 Stopping logfile transmission." )</text:p>
          </table:table-cell>
          <table:table-cell office:value-type="string" calcext:value-type="string">
            <text:p>93:4:2379:2443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70, "True", "mystatuslog = NULL", "ExpressionStatement"]], ["", [11156, "True", "char * params", "Parameter"]]]</text:p>
          </table:table-cell>
          <table:table-cell office:value-type="string" calcext:value-type="string">
            <text:p>[[["mystatuslog", "NULL", "=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1 Stopping logfile transmission.\""]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Starting logfile transmission." )</text:p>
          </table:table-cell>
          <table:table-cell office:value-type="string" calcext:value-type="string">
            <text:p>70:4:1598:166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1121, "True", "char buffer [ 256 ] ;", "IdentifierDeclStatement"]], ["", [11126, "True", "struct timeval tv ;", "IdentifierDeclStatement"]]]</text:p>
          </table:table-cell>
          <table:table-cell office:value-type="string" calcext:value-type="string">
            <text:p>[[["char [ 256 ]", "256"]], [["struct timeval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Starting logfile transmission.\""]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2 Logfile transmission stopped." )</text:p>
          </table:table-cell>
          <table:table-cell office:value-type="string" calcext:value-type="string">
            <text:p>87:4:2241:2304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987, "True", "admin_parsecmd ( buffer )", "ExpressionStatement"]], ["", [11097, "True", "fseek ( mystatuslog , 0 , SEEK_END )", "ExpressionStatement"]]]</text:p>
          </table:table-cell>
          <table:table-cell office:value-type="string" calcext:value-type="string">
            <text:p>[[["admin_parsecmd", "char [ 256 ]"]], [["fseek", "mystatuslog", "0", "SEEK_END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2 Logfile transmission stopped.\""]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30 Administrative login successful." )</text:p>
          </table:table-cell>
          <table:table-cell office:value-type="string" calcext:value-type="string">
            <text:p>52:4:1164:1230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808, "True", "signal ( SIGALRM , SIG_IGN )", "ExpressionStatement"]], ["", [10818, "True", "loginfailed ( )", "ExpressionStatement"]]]</text:p>
          </table:table-cell>
          <table:table-cell office:value-type="string" calcext:value-type="string">
            <text:p>[[["signal", "SIGALRM", "SIG_IGN"]], [["loginfailed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30 Administrative login successful.\""]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1 Login incorrect." )</text:p>
          </table:table-cell>
          <table:table-cell office:value-type="string" calcext:value-type="string">
            <text:p>28:4:451:501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52, "True", "ENTRY", "CFGEntryNode"]]]</text:p>
          </table:table-cell>
          <table:table-cell office:value-type="string" calcext:value-type="string">
            <text:p>[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1 Login incorrect.\""]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The command '%s' is disabled." , commands [ i ] . name )</text:p>
          </table:table-cell>
          <table:table-cell office:value-type="string" calcext:value-type="string">
            <text:p>1817:16:55074:551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155, "True", "! strcasecmp ( config_getoption ( confstr ) , \"no\" )", "Condition"]], ["Tru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char [ 64 ]", "\"no\""]], [["!", "strncasecmp", "char *", "commands", "int", "name", "strlen", 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550 The command '%s' is disabled.\""]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Unknown command: \"%s\"" , str )</text:p>
          </table:table-cell>
          <table:table-cell office:value-type="string" calcext:value-type="string">
            <text:p>1847:1:55857:559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0215, "True", "commands [ i ] . name", "Condition"]], ["False", [10047, "True", "state", "Condition"]], ["False", [10186, "True", "! strncasecmp ( str , commands [ i ] . name , strlen ( commands [ i ] . name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name"]], [["state"]], [["!", "strncasecmp", "char *", "commands", "int", "name", "strlen", "commands", "int", "name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500 Unknown command: \\\"%s\\\"\""]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4-%s" , commands [ i ] . name )</text:p>
          </table:table-cell>
          <table:table-cell office:value-type="string" calcext:value-type="string">
            <text:p>1793:3:54273:5432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934, "True", "commands [ i ] . name", "Condition"]], ["True", [9953, "True", "params [ 0 ] == '\\0'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name"]], [["char *", "0", "'\\0'", "=="]]]</text:p>
          </table:table-cell>
          <table:table-cell office:value-type="string" calcext:value-type="string">
            <text:p>[[["int"], "int"], [["int", "0", "="], "int"]]</text:p>
          </table:table-cell>
          <table:table-cell office:value-type="string" calcext:value-type="string">
            <text:p>["\"214-%s\""]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-Extensions supported:" )</text:p>
          </table:table-cell>
          <table:table-cell office:value-type="string" calcext:value-type="string">
            <text:p>1770:4:53597:5365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89, "True", "int i ;", "IdentifierDeclStatement"]], ["", [9721, "True", "char * params", "Parameter"]]]</text:p>
          </table:table-cell>
          <table:table-cell office:value-type="string" calcext:value-type="string">
            <text:p>[[["int"]], [[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-Extensions supported:\""]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%s" , commands [ i ] . name )</text:p>
          </table:table-cell>
          <table:table-cell office:value-type="string" calcext:value-type="string">
            <text:p>1773:12:53741:537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761, "True", "commands [ i ] . showinfeat", "Condition"]], ["True", [9770, "True", "commands [ i ] . nam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ommands", "int", "showinfeat"]], [["commands", "int", "name"]]]</text:p>
          </table:table-cell>
          <table:table-cell office:value-type="string" calcext:value-type="string">
            <text:p>[[["int", "0", "="], "int"], [["int"], "int"]]</text:p>
          </table:table-cell>
          <table:table-cell office:value-type="string" calcext:value-type="string">
            <text:p>["\" %s\""]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 UTF8" )</text:p>
          </table:table-cell>
          <table:table-cell office:value-type="string" calcext:value-type="string">
            <text:p>1774:4:53798:5383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67, "True", "i ++", "IncDecOp"]], ["", [9776, "True", "i = 0 ;", "ForInit"]]]</text:p>
          </table:table-cell>
          <table:table-cell office:value-type="string" calcext:value-type="string">
            <text:p>[[["int"]], [["int", "0", "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 UTF8\""]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1 End" )</text:p>
          </table:table-cell>
          <table:table-cell office:value-type="string" calcext:value-type="string">
            <text:p>1775:4:53839:5387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9735, "True", "control_printf ( SL_SUCCESS , \" UTF8\" )", "ExpressionStatement"]]]</text:p>
          </table:table-cell>
          <table:table-cell office:value-type="string" calcext:value-type="string">
            <text:p>[[["control_printf", "SL_SUCCESS", "\" UTF8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1 End\""]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SITE commands are disabled." )</text:p>
          </table:table-cell>
          <table:table-cell office:value-type="string" calcext:value-type="string">
            <text:p>1692:2:49755:49816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9630, "True", "! strcasecmp ( config_getoption ( \"ENABLE_SITE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strcasecmp", "config_getoption", "\"ENABLE_SITE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SITE commands are disabled.\""]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: An error occured on the server trying to CHMOD." )</text:p>
          </table:table-cell>
          <table:table-cell office:value-type="string" calcext:value-type="string">
            <text:p>1569:12:46435:4651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8872, "True", "! my_string", "Condition"]], ["False", [8906, "True", "! strchr ( params , ' 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]], [["!", "strchr", "char *", "' '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: An error occured on the server trying to CHMOD.\""]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-Status of %s:" , filename )</text:p>
          </table:table-cell>
          <table:table-cell office:value-type="string" calcext:value-type="string">
            <text:p>1548:4:45935:4599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712, "True", "char * mapped = bftpd_cwd_mappath ( filename ) ;", "IdentifierDeclStatement"]], ["", [8671, "True", "char * filename", "Parameter"]]]</text:p>
          </table:table-cell>
          <table:table-cell office:value-type="string" calcext:value-type="string">
            <text:p>[[["char *", "char *", "bftpd_cwd_mappath", "char *", "="]], [["char *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213-Status of %s:\""]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13 End of Status." )</text:p>
          </table:table-cell>
          <table:table-cell office:value-type="string" calcext:value-type="string">
            <text:p>1550:4:46030:4607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692, "True", "bftpd_stat ( mapped , stderr )", "ExpressionStatement"]], ["", [8701, "True", "control_printf ( SL_SUCCESS , \"213-Status of %s:\" , filename )", "ExpressionStatement"]]]</text:p>
          </table:table-cell>
          <table:table-cell office:value-type="string" calcext:value-type="string">
            <text:p>[[["bftpd_stat", "char *", "stderr"]], [["control_printf", "SL_SUCCESS", "\"213-Status of %s:\"", "char *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13 End of Status.\""]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350 Restarting at offset %i." , offset )</text:p>
          </table:table-cell>
          <table:table-cell office:value-type="string" calcext:value-type="string">
            <text:p>1521:4:45211:4527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8515, "True", "offset = strtoul ( params , NULL , 10 )", "ExpressionStatement"]], ["", [8499, "True", "char * params", "Parameter"]]]</text:p>
          </table:table-cell>
          <table:table-cell office:value-type="string" calcext:value-type="string">
            <text:p>[[["offset", "strtoul", "char *", "NULL", "10", "="]], [["char *"]]]</text:p>
          </table:table-cell>
          <table:table-cell office:value-type="string" calcext:value-type="string">
            <text:p>[[["offset", "strtoul", "char *", "NULL", "10", "="], "offset"]]</text:p>
          </table:table-cell>
          <table:table-cell office:value-type="string" calcext:value-type="string">
            <text:p>["\"350 Restarting at offset %i.\""]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50 OK" )</text:p>
          </table:table-cell>
          <table:table-cell office:value-type="string" calcext:value-type="string">
            <text:p>1369:1:40703:407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7692, "True", "bftpd_cwd_chdir ( \"..\" )", "ExpressionStatement"]], ["", [7699, "True", "bftpd_log ( \"Changed directory to '..'.\\n\" )", "ExpressionStatement"]]]</text:p>
          </table:table-cell>
          <table:table-cell office:value-type="string" calcext:value-type="string">
            <text:p>[[["bftpd_cwd_chdir", "\"..\""]], [["bftpd_log", "\"Changed directory to '..'.\\n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50 OK\""]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26 Directory list has been submitted." )</text:p>
          </table:table-cell>
          <table:table-cell office:value-type="string" calcext:value-type="string">
            <text:p>1317:1:39411:3947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7270, "True", "dataconn (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datacon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26 Directory list has been submitted.\""]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0 Error: Is a directory." )</text:p>
          </table:table-cell>
          <table:table-cell office:value-type="string" calcext:value-type="string">
            <text:p>954:2:26895:26951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642, "True", "S_ISDIR ( statbuf . st_mode )", "Condition"]], ["True", [6873, "True", "phile == - 1", "Condition"]], ["True", [6770, "True", "whattodo == DO_NORMAL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_ISDIR", "struct stat", "st_mode"]], [["int", "-", "1", "=="]], [["int", "DO_NORMAL", "=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0 Error: Is a directory.\""]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%s." , strerror ( errno ) )</text:p>
          </table:table-cell>
          <table:table-cell office:value-type="string" calcext:value-type="string">
            <text:p>1074:4:30961:310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6045, "True", "( phile = open ( mapped , O_RDONLY ) ) &lt; 0", "Condition"]], ["False", [6535, "True", "whattodo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hile", "open", "char *", "O_RDONLY", "=", "0", "&lt;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%s.\""]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53 Error: An error occured creating compressed file." )</text:p>
          </table:table-cell>
          <table:table-cell office:value-type="string" calcext:value-type="string">
            <text:p>629:14:17787:1787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4457, "True", "! my_zip_file", "Condition"]], ["False", [4487, "True", "attempt_gzi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53 Error: An error occured creating compressed file.\""]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411:16:10965:1101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303, "True", "sscanf ( params , \"%i\" , &amp; af ) &lt; 1", "Condition"]], ["False", [3322, "True", "! strncasecmp ( params , \"ALL\" , 3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\"%i\"", "&amp;", "af", "1", "&lt;"]], [["!", "strncasecmp", "char *", "\"ALL\"", "3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415:20:11110:1117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88, "True", "af != 1", "Condition"]], ["False", [3303, "True", "sscanf ( params , \"%i\" , &amp; af ) &lt;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\"%i\"", "&amp;", "af", "1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-Error: Unable to bind data socket.\r\n425 %s" , strerror ( errno ) )</text:p>
          </table:table-cell>
          <table:table-cell office:value-type="string" calcext:value-type="string">
            <text:p>426:2:11457:11557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3214, "True", "bind ( pasvsock , ( struct sockaddr * ) &amp; sa , sizeof ( sa ) ) == - 1", "Condition"]], ["True", [3322, "True", "! strncasecmp ( params , \"ALL\" , 3 )", "Condition"]], ["True", [3335, "True", "params [ 0 ]", "Condition"]], ["True", [3288, "True", "af !=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strncasecmp", "char *", "\"ALL\"", "3"]], [["char *", "0"]], [["int", "1", "!=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-Error: Unable to bind data socket.\\r\\n425 %s\""]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Error: Unable to bind data socket.\r\n425 %s" , strerror ( errno ) )</text:p>
          </table:table-cell>
          <table:table-cell office:value-type="string" calcext:value-type="string">
            <text:p>348:12:8964:905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947, "True", "bind ( pasvsock , ( struct sockaddr * ) &amp; sa , sizeof ( sa ) ) == - 1", "Condition"]], ["True", [2974, "True", "! config_getoption ( \"PASSIVE_PORTS\" ) || ! strlen ( config_getoption ( \"PASSIVE_PORTS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-", "1", "=="]], [["!", "config_getoption", "\"PASSIVE_PORTS\"", "!", "strlen", "config_getoption", "\"PASSIVE_PORTS\"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Error: Unable to bind data socket.\\r\\n425 %s\""]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 Error: Unable to bind data socket." )</text:p>
          </table:table-cell>
          <table:table-cell office:value-type="string" calcext:value-type="string">
            <text:p>369:12:9641:970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35, "True", "! success", "Condition"]], ["False", [2974, "True", "! config_getoption ( \"PASSIVE_PORTS\" ) || ! strlen ( config_getoption ( \"PASSIVE_PORTS\" )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int"]], [["!", "config_getoption", "\"PASSIVE_PORTS\"", "!", "strlen", "config_getoption", "\"PASSIVE_PORTS\"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 Error: Unable to bind data socket.\""]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00 Syntax error." )</text:p>
          </table:table-cell>
          <table:table-cell office:value-type="string" calcext:value-type="string">
            <text:p>308:8:7761:7808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502, "True", "sscanf ( params , foo , &amp; af , addr , &amp; port ) &lt; 3", "Condition"]], ["False", [2560, "True", "strlen ( params ) &lt; 5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scanf", "char *", "char [ 20 ]", "&amp;", "af", "char [ 51 ]", "&amp;", "port", "3", "&lt;"]], [["strlen", "char *", "5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00 Syntax error.\""]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522 Protocol unsupported, use (1)" )</text:p>
          </table:table-cell>
          <table:table-cell office:value-type="string" calcext:value-type="string">
            <text:p>312:8:7859:7922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486, "True", "af != 1", "Condition"]], ["False", [2502, "True", "sscanf ( params , foo , &amp; af , addr , &amp; port ) &lt; 3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int", "1", "!="]], [["sscanf", "char *", "char [ 20 ]", "&amp;", "af", "char [ 51 ]", "&amp;", "port", "3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522 Protocol unsupported, use (1)\""]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200 Transfer type changed to ASCII" )</text:p>
          </table:table-cell>
          <table:table-cell office:value-type="string" calcext:value-type="string">
            <text:p>260:8:6179:624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126, "True", "( * params == 'A' ) || ( * params == 'a'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*", "char *", "'A'", "==", "*", "char *", "'a'", "==", "||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200 Transfer type changed to ASCII\""]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Unable to accept data connection.\r\n425 %s." , strerror ( errno ) )</text:p>
          </table:table-cell>
          <table:table-cell office:value-type="string" calcext:value-type="string">
            <text:p>147:12:3024:3140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528, "True", "sock == - 1", "Condition"]], ["Tru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ock", "-", "1", "==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accept data connection.\\r\\n425 %s.\""]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FAILURE , "425-Unable to bind data socket.\r\n425 %s." , strerror ( errno ) )</text:p>
          </table:table-cell>
          <table:table-cell office:value-type="string" calcext:value-type="string">
            <text:p>163:3:3580:367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400, "True", "bind ( sock , ( struct sockaddr * ) &amp; local , sizeof ( local ) ) &lt; 0", "Condition"]], ["False", [1555, "True", "pasv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sock", "&amp;", "local", "0", "&lt;"]], [["pasv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425-Unable to bind data socket.\\r\\n425 %s.\""]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ol_printf ( SL_SUCCESS , "150 %s data connection established." , xfertype == TYPE_BINARY ? "BINARY" : "ASCII" )</text:p>
          </table:table-cell>
          <table:table-cell office:value-type="string" calcext:value-type="string">
            <text:p>176:1:4026:4153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528, "True", "sock == - 1", "Condition"]], ["False", [1329, "True", "connect ( sock , ( struct sockaddr * ) &amp; sa , sizeof ( sa ) ) == - 1", "Condition"]], ["True", [1555, "True", "pasv", "Condition"]], ["True", [1400, "True", "bind ( sock , ( struct sockaddr * ) &amp; local , sizeof ( local ) )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ock", "-", "1", "=="]], [["connect", "sock", "&amp;", "sa", "-", "1", "=="]], [["pasv"]], [["bind", "sock", "&amp;", "local", "0", "&lt;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150 %s data connection established.\"", "\"BINARY\"", "\"ASCII\""]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xiting, becasue we have no way to authorize clients.\n" )</text:p>
          </table:table-cell>
          <table:table-cell office:value-type="string" calcext:value-type="string">
            <text:p>324:11:8084:8152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["True", [19048, "True", "! file_auth_option [ 0 ]", "Condition"]], ["False", [19571, "True", "fork ( )", "Condition"]], ["False", [19594, "True", "daemonmode == 1", "Condition"]], ["False", [19604, "True", "daemonmode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char *", "0"]], [["fork"]], [["daemonmode", "1", "=="]], [["daemonmod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xiting, becasue we have no way to authorize clients.\\n\""]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aught HUP signal. Re-reading config file.\n" )</text:p>
          </table:table-cell>
          <table:table-cell office:value-type="string" calcext:value-type="string">
            <text:p>126:3:2496:2553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8028, "True", "int sig", "Parameter"]], ["", [18054, "True", "ENTRY", "CFGEntryNode"]]]</text:p>
          </table:table-cell>
          <table:table-cell office:value-type="string" calcext:value-type="string">
            <text:p>[[["int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Caught HUP signal. Re-reading config file.\\n\""]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Quitting.\n" )</text:p>
          </table:table-cell>
          <table:table-cell office:value-type="string" calcext:value-type="string">
            <text:p>102:1:2171:2195</text:p>
          </table:table-cell>
          <table:table-cell office:value-type="string" calcext:value-type="string">
            <text:p>/data/download/bftpd/bftpd/ma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7989, "True", "config_end ( )", "ExpressionStatement"]], ["", [17995, "True", "fclose ( groupfile )", "ExpressionStatement"]]]</text:p>
          </table:table-cell>
          <table:table-cell office:value-type="string" calcext:value-type="string">
            <text:p>[[["config_end"]], [["fclose", "groupfile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Quitting.\\n\""]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Login as user '%s' failed: Server disabled.\n" , user )</text:p>
          </table:table-cell>
          <table:table-cell office:value-type="string" calcext:value-type="string">
            <text:p>245:3:5745:5809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6581, "True", "foo [ 0 ] != '\\0'", "Condition"]], ["True", [16587, "True", "strncasecmp ( foo = config_getoption ( \"DENY_LOGIN\" ) , \"no\" , 2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char *", "0", "'\\0'", "!="]], [["strncasecmp", "foo", "config_getoption", "\"DENY_LOGIN\"", "=", "\"no\"", "2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Login as user '%s' failed: Server disabled.\\n\""]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wtmp ( 0 )</text:p>
          </table:table-cell>
          <table:table-cell office:value-type="string" calcext:value-type="string">
            <text:p>156:3:3252:3268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347, "True", "state &gt;= STATE_AUTHENTICATED", "Condition"]], ["True", [15351, "True", "wtmp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state", "STATE_AUTHENTICATED", "&gt;="]], [["wtmp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0"]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Warning: Unable to open %s.\n" , _PATH_WTMP )</text:p>
          </table:table-cell>
          <table:table-cell office:value-type="string" calcext:value-type="string">
            <text:p>119:3:2520:2574</text:p>
          </table:table-cell>
          <table:table-cell office:value-type="string" calcext:value-type="string">
            <text:p>/data/download/bftpd/bftpd/login.c</text:p>
          </table:table-cell>
          <table:table-cell office:value-type="string" calcext:value-type="string">
            <text:p>[["True", [15111, "True", "! ( ( wtmp = fopen ( _PATH_WTMP , \"a\" ) ) )", "Condition"]], ["True", [15124, "True", "strcasecmp ( config_getoption ( \"LOG_WTMP\" ) , \"no\"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wtmp", "fopen", "_PATH_WTMP", "\"a\"", "="]], [["strcasecmp", "config_getoption", "\"LOG_WTMP\"", "\"no\"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Warning: Unable to open %s.\\n\""]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SUCCESSFUL\n" )</text:p>
          </table:table-cell>
          <table:table-cell office:value-type="string" calcext:value-type="string">
            <text:p>53:4:1236:1282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99, "True", "control_printf ( SL_SUCCESS , \"230 Administrative login successful.\" )", "ExpressionStatement"]], ["", [10808, "True", "signal ( SIGALRM , SIG_IGN )", "ExpressionStatement"]]]</text:p>
          </table:table-cell>
          <table:table-cell office:value-type="string" calcext:value-type="string">
            <text:p>[[["control_printf", "SL_SUCCESS", "\"230 Administrative login successful.\""]], [["signal", "SIGALRM", "SIG_IG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SUCCESSFUL\\n\""]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Administrative login FAILED\n" )</text:p>
          </table:table-cell>
          <table:table-cell office:value-type="string" calcext:value-type="string">
            <text:p>29:4:507:549</text:p>
          </table:table-cell>
          <table:table-cell office:value-type="string" calcext:value-type="string">
            <text:p>/data/download/bftpd/bftpd/commands_admin.c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"", [10743, "True", "control_printf ( SL_FAILURE , \"421 Login incorrect.\" )", "ExpressionStatement"]], ["", [10752, "True", "ENTRY", "CFGEntryNode"]]]</text:p>
          </table:table-cell>
          <table:table-cell office:value-type="string" calcext:value-type="string">
            <text:p>[[["control_printf", "SL_FAILURE", "\"421 Login incorrect.\""]], [["ENTRY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Administrative login FAILED\\n\""]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trying to run script: %s\n" , script )</text:p>
          </table:table-cell>
          <table:table-cell office:value-type="string" calcext:value-type="string">
            <text:p>1902:6:57066:5711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10471, "True", "process_id == 0", "Condition"]], ["False", [10506, "True", "process_id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pid_t", "0", "=="]], [["pid_t", "0", "&lt;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Error trying to run script: %s\\n\""]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lient is storing file '%s'.\n" , filename )</text:p>
          </table:table-cell>
          <table:table-cell office:value-type="string" calcext:value-type="string">
            <text:p>637:1:17986:18039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4457, "True", "! my_zip_file", "Condition"]], ["False", [4487, "True", "attempt_gzip", "Condition"]], ["False", [4487, "True", "attempt_gzip", "Condition"]], ["False", [4571, "True", "! attempt_gzip", "Condition"]], ["False", [4552, "True", "fd == - 1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gzFile"]], [["int"]], [["int"]], [["!", "int"]], [["int", "-", "1", "=="]]]</text:p>
          </table:table-cell>
          <table:table-cell office:value-type="string" calcext:value-type="string">
            <text:p>[[["char *"], "char *"]]</text:p>
          </table:table-cell>
          <table:table-cell office:value-type="string" calcext:value-type="string">
            <text:p>["\"Client is storing file '%s'.\\n\""]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Passive mode: Successfully bound port %d\n" , port )</text:p>
          </table:table-cell>
          <table:table-cell office:value-type="string" calcext:value-type="string">
            <text:p>363:16:9464:9525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True", [2857, "True", "bind ( pasvsock , ( struct sockaddr * ) &amp; sa , sizeof ( sa ) ) == 0", "Condition"]], ["False", [2889, "True", "port &lt; 0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bind", "pasvsock", "&amp;", "sa", "0", "=="]], [["int", "0", "&lt;"]]]</text:p>
          </table:table-cell>
          <table:table-cell office:value-type="string" calcext:value-type="string">
            <text:p>[[["int", "int_from_list", "config_getoption", "\"PASSIVE_PORTS\"", "int", "="], "int"]]</text:p>
          </table:table-cell>
          <table:table-cell office:value-type="string" calcext:value-type="string">
            <text:p>["\"Passive mode: Successfully bound port %d\\n\""]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Error with umask value. Setting to 022.\n" , 0 )</text:p>
          </table:table-cell>
          <table:table-cell office:value-type="string" calcext:value-type="string">
            <text:p>106:11:2047:2104</text:p>
          </table:table-cell>
          <table:table-cell office:value-type="string" calcext:value-type="string">
            <text:p>/data/download/bftpd/bftpd/commands.c</text:p>
          </table:table-cell>
          <table:table-cell office:value-type="string" calcext:value-type="string">
            <text:p>[["False", [1092, "True", "get_um &lt;= INT_MAX", "Condition"]], ["False", [1113, "True", "! foo [ 0 ]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unsigned long", "INT_MAX", "&lt;="]], [["!", "char *", "0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"\"Error with umask value. Setting to 022.\\n\"", "0"]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tpd_log ( "Could not open log file %s.\n" , filename )</text:p>
          </table:table-cell>
          <table:table-cell office:value-type="string" calcext:value-type="string">
            <text:p>57:8:1212:1264</text:p>
          </table:table-cell>
          <table:table-cell office:value-type="string" calcext:value-type="string">
            <text:p>/data/download/bftpd/bftpd/bftpdutmp.c</text:p>
          </table:table-cell>
          <table:table-cell office:value-type="string" calcext:value-type="string">
            <text:p>[["True", [135, "True", "! ( bftpdutmp = fopen ( filename , \"r+\" ) )", "Condition"]], ["False", [178, "True", "( ! strcasecmp ( filename , \"none\" ) ) || ( ! filename [ 0 ] )", "Condition"]]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[["!", "bftpdutmp", "fopen", "char *", "\"r+\"", "="]], [["!", "strcasecmp", "char *", "\"none\"", "!", "char *", "0", "||"]]]</text:p>
          </table:table-cell>
          <table:table-cell office:value-type="string" calcext:value-type="string">
            <text:p>[[["char *", "char *", "strdup", "config_getoption", "\"PATH_BFTPDUTMP\"", "="], "char *"]]</text:p>
          </table:table-cell>
          <table:table-cell office:value-type="string" calcext:value-type="string">
            <text:p>["\"Could not open log file %s.\\n\""]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cluster_log_info_bftpd_bftpd.A1:cluster_log_info_bftpd_bftpd.I24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1:43:29.657607195</dc:date>
    <meta:editing-duration>PT8M40S</meta:editing-duration>
    <meta:editing-cycles>2</meta:editing-cycles>
    <meta:generator>LibreOffice/5.0.3.2$Linux_X86_64 LibreOffice_project/00m0$Build-2</meta:generator>
    <meta:document-statistic meta:table-count="1" meta:cell-count="2214" meta:object-count="0"/>
  </office:meta>
</office:document-meta>
</file>